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style:letter-kerning="false" fo:font-size="18pt" style:font-size-asian="18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4pt" style:font-size-asian="14pt" style:font-size-complex="18pt" fo:language="en" style:language-asian="en" style:country-asian="US" style:language-complex="ar" style:country-complex="SA" fo:hyphenate="true"/>
    </style:style>
    <style:style style:name="P3" style:parent-style-name="Normal" style:family="paragraph">
      <style:paragraph-properties fo:widows="2" fo:orphans="2" fo:text-align="justify"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7" style:parent-style-name="Normal" style:family="paragraph">
      <style:paragraph-properties fo:widows="2" fo:orphans="2" fo:text-align="justify" style:vertical-align="auto" fo:margin-top="0.0694in" fo:margin-bottom="0.0694in"/>
      <style:text-properties fo:hyphenate="true"/>
    </style:style>
    <style:style style:name="T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0"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5" style:parent-style-name="Normal" style:family="paragraph">
      <style:paragraph-properties fo:widows="2" fo:orphans="2"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18" style:family="table-column">
      <style:table-column-properties style:column-width="0.8395in"/>
    </style:style>
    <style:style style:name="TableColumn19" style:family="table-column">
      <style:table-column-properties style:column-width="0.6618in"/>
    </style:style>
    <style:style style:name="TableColumn20" style:family="table-column">
      <style:table-column-properties style:column-width="1.0291in"/>
    </style:style>
    <style:style style:name="Table17" style:family="table">
      <style:table-properties style:width="2.5305in" fo:margin-left="0in" table:align="left"/>
    </style:style>
    <style:style style:name="TableRow21" style:family="table-row">
      <style:table-row-properties/>
    </style:style>
    <style:style style:name="TableCell22" style:family="table-cell">
      <style:table-cell-properties fo:border="none" style:vertical-align="middle" fo:padding-top="0.0104in" fo:padding-left="0.0104in" fo:padding-bottom="0.0104in" fo:padding-right="0.0104in"/>
    </style:style>
    <style:style style:name="P23" style:parent-style-name="Normal" style:family="paragraph">
      <style:paragraph-properties fo:widows="2" fo:orphans="2" style:vertical-align="auto" fo:margin-top="0.0694in" fo:margin-bottom="0.0694in"/>
      <style:text-properties fo:hyphenate="true"/>
    </style:style>
    <style:style style:name="T2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5" style:family="table-cell">
      <style:table-cell-properties fo:border="none" style:vertical-align="middle" fo:padding-top="0.0104in" fo:padding-left="0.0104in" fo:padding-bottom="0.0104in" fo:padding-right="0.0104in"/>
    </style:style>
    <style:style style:name="P26" style:parent-style-name="Normal" style:family="paragraph">
      <style:paragraph-properties fo:widows="2" fo:orphans="2" style:vertical-align="auto" fo:margin-top="0.0694in" fo:margin-bottom="0.0694in"/>
      <style:text-properties fo:hyphenate="true"/>
    </style:style>
    <style:style style:name="T2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8" style:family="table-cell">
      <style:table-cell-properties fo:border="none" style:vertical-align="middle" fo:padding-top="0.0104in" fo:padding-left="0.0104in" fo:padding-bottom="0.0104in" fo:padding-right="0.0104in"/>
    </style:style>
    <style:style style:name="P29" style:parent-style-name="Normal" style:family="paragraph">
      <style:paragraph-properties fo:widows="2" fo:orphans="2" style:vertical-align="auto" fo:margin-top="0.0694in" fo:margin-bottom="0.0694in"/>
      <style:text-properties fo:hyphenate="true"/>
    </style:style>
    <style:style style:name="T3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1" style:family="table-row">
      <style:table-row-properties/>
    </style:style>
    <style:style style:name="TableCell32" style:family="table-cell">
      <style:table-cell-properties fo:border="none" style:vertical-align="middle" fo:padding-top="0.0104in" fo:padding-left="0.0104in" fo:padding-bottom="0.0104in" fo:padding-right="0.0104in"/>
    </style:style>
    <style:style style:name="P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4" style:family="table-cell">
      <style:table-cell-properties fo:border="none" style:vertical-align="middle" fo:padding-top="0.0104in" fo:padding-left="0.0104in" fo:padding-bottom="0.0104in" fo:padding-right="0.0104in"/>
    </style:style>
    <style:style style:name="P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 style:family="table-cell">
      <style:table-cell-properties fo:border="none" style:vertical-align="middle" fo:padding-top="0.0104in" fo:padding-left="0.0104in" fo:padding-bottom="0.0104in" fo:padding-right="0.0104in"/>
    </style:style>
    <style:style style:name="P3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8" style:family="table-row">
      <style:table-row-properties/>
    </style:style>
    <style:style style:name="TableCell39" style:family="table-cell">
      <style:table-cell-properties fo:border="none" style:vertical-align="middle" fo:padding-top="0.0104in" fo:padding-left="0.0104in" fo:padding-bottom="0.0104in" fo:padding-right="0.0104in"/>
    </style:style>
    <style:style style:name="P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1" style:family="table-cell">
      <style:table-cell-properties fo:border="none" style:vertical-align="middle" fo:padding-top="0.0104in" fo:padding-left="0.0104in" fo:padding-bottom="0.0104in" fo:padding-right="0.0104in"/>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3" style:family="table-cell">
      <style:table-cell-properties fo:border="none" style:vertical-align="middle" fo:padding-top="0.0104in" fo:padding-left="0.0104in" fo:padding-bottom="0.0104in" fo:padding-right="0.0104in"/>
    </style:style>
    <style:style style:name="P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45" style:family="table-row">
      <style:table-row-properties/>
    </style:style>
    <style:style style:name="TableCell46" style:family="table-cell">
      <style:table-cell-properties fo:border="none" style:vertical-align="middle" fo:padding-top="0.0104in" fo:padding-left="0.0104in" fo:padding-bottom="0.0104in" fo:padding-right="0.0104in"/>
    </style:style>
    <style:style style:name="P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48" style:family="table-cell">
      <style:table-cell-properties fo:border="none" style:vertical-align="middle" fo:padding-top="0.0104in" fo:padding-left="0.0104in" fo:padding-bottom="0.0104in" fo:padding-right="0.0104in"/>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50" style:family="table-cell">
      <style:table-cell-properties fo:border="none" style:vertical-align="middle" fo:padding-top="0.0104in" fo:padding-left="0.0104in" fo:padding-bottom="0.0104in" fo:padding-right="0.0104in"/>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54" style:family="table-column">
      <style:table-column-properties style:column-width="0.4687in"/>
    </style:style>
    <style:style style:name="TableColumn55" style:family="table-column">
      <style:table-column-properties style:column-width="0.8861in"/>
    </style:style>
    <style:style style:name="Table53" style:family="table">
      <style:table-properties style:width="1.3548in" fo:margin-left="0in" table:align="left"/>
    </style:style>
    <style:style style:name="TableRow56" style:family="table-row">
      <style:table-row-properties/>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paragraph-properties fo:widows="2" fo:orphans="2" style:vertical-align="auto" fo:margin-top="0.0694in" fo:margin-bottom="0.0694in"/>
      <style:text-properties fo:hyphenate="true"/>
    </style:style>
    <style:style style:name="T5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60" style:family="table-cell">
      <style:table-cell-properties fo:border="none" style:vertical-align="middle" fo:padding-top="0.0104in" fo:padding-left="0.0104in" fo:padding-bottom="0.0104in" fo:padding-right="0.0104in"/>
    </style:style>
    <style:style style:name="P61" style:parent-style-name="Normal" style:family="paragraph">
      <style:paragraph-properties fo:widows="2" fo:orphans="2" style:vertical-align="auto" fo:margin-top="0.0694in" fo:margin-bottom="0.0694in"/>
      <style:text-properties fo:hyphenate="true"/>
    </style:style>
    <style:style style:name="T6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64" style:family="table-row">
      <style:table-row-properties/>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67" style:family="table-cell">
      <style:table-cell-properties fo:border="none" style:vertical-align="middle" fo:padding-top="0.0104in" fo:padding-left="0.0104in" fo:padding-bottom="0.0104in" fo:padding-right="0.0104in"/>
    </style:style>
    <style:style style:name="P68" style:parent-style-name="Normal" style:family="paragraph">
      <style:paragraph-properties fo:widows="2" fo:orphans="2" style:vertical-align="auto" fo:margin-top="0.0694in" fo:margin-bottom="0.0694in"/>
      <style:text-properties fo:hyphenate="true"/>
    </style:style>
    <style:style style:name="T6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70" style:family="table-row">
      <style:table-row-properties/>
    </style:style>
    <style:style style:name="TableCell71" style:family="table-cell">
      <style:table-cell-properties fo:border="none" style:vertical-align="middle" fo:padding-top="0.0104in" fo:padding-left="0.0104in" fo:padding-bottom="0.0104in" fo:padding-right="0.0104in"/>
    </style:style>
    <style:style style:name="P7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73" style:family="table-cell">
      <style:table-cell-properties fo:border="none" style:vertical-align="middle" fo:padding-top="0.0104in" fo:padding-left="0.0104in" fo:padding-bottom="0.0104in" fo:padding-right="0.0104in"/>
    </style:style>
    <style:style style:name="P74" style:parent-style-name="Normal" style:family="paragraph">
      <style:paragraph-properties fo:widows="2" fo:orphans="2" style:vertical-align="auto" fo:margin-top="0.0694in" fo:margin-bottom="0.0694in"/>
      <style:text-properties fo:hyphenate="true"/>
    </style:style>
    <style:style style:name="T7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76" style:family="table-row">
      <style:table-row-properties/>
    </style:style>
    <style:style style:name="TableCell77" style:family="table-cell">
      <style:table-cell-properties fo:border="none" style:vertical-align="middle" fo:padding-top="0.0104in" fo:padding-left="0.0104in" fo:padding-bottom="0.0104in" fo:padding-right="0.0104in"/>
    </style:style>
    <style:style style:name="P7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79" style:family="table-cell">
      <style:table-cell-properties fo:border="none" style:vertical-align="middle" fo:padding-top="0.0104in" fo:padding-left="0.0104in" fo:padding-bottom="0.0104in" fo:padding-right="0.0104in"/>
    </style:style>
    <style:style style:name="P80" style:parent-style-name="Normal" style:family="paragraph">
      <style:paragraph-properties fo:widows="2" fo:orphans="2" style:vertical-align="auto" fo:margin-top="0.0694in" fo:margin-bottom="0.0694in"/>
      <style:text-properties fo:hyphenate="true"/>
    </style:style>
    <style:style style:name="T8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82" style:parent-style-name="Normal" style:family="paragraph">
      <style:paragraph-properties fo:widows="2" fo:orphans="2" style:vertical-align="auto" fo:margin-top="0.0694in" fo:margin-bottom="0.0694in"/>
      <style:text-properties fo:hyphenate="true"/>
    </style:style>
    <style:style style:name="T83"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8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86" style:parent-style-name="Normal" style:family="paragraph">
      <style:paragraph-properties fo:widows="2" fo:orphans="2" style:vertical-align="auto" fo:margin-top="0.0694in" fo:margin-bottom="0.0694in"/>
      <style:text-properties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90" style:family="table-column">
      <style:table-column-properties style:column-width="0.8395in"/>
    </style:style>
    <style:style style:name="TableColumn91" style:family="table-column">
      <style:table-column-properties style:column-width="2.2125in"/>
    </style:style>
    <style:style style:name="TableColumn92" style:family="table-column">
      <style:table-column-properties style:column-width="1.0291in"/>
    </style:style>
    <style:style style:name="Table89" style:family="table">
      <style:table-properties style:width="4.0812in" fo:margin-left="0in" table:align="left"/>
    </style:style>
    <style:style style:name="TableRow93" style:family="table-row">
      <style:table-row-properties/>
    </style:style>
    <style:style style:name="TableCell94" style:family="table-cell">
      <style:table-cell-properties fo:border="none" style:vertical-align="middle" fo:padding-top="0.0104in" fo:padding-left="0.0104in" fo:padding-bottom="0.0104in" fo:padding-right="0.0104in"/>
    </style:style>
    <style:style style:name="P95" style:parent-style-name="Normal" style:family="paragraph">
      <style:paragraph-properties fo:widows="2" fo:orphans="2" style:vertical-align="auto" fo:margin-top="0.0694in" fo:margin-bottom="0.0694in"/>
      <style:text-properties fo:hyphenate="true"/>
    </style:style>
    <style:style style:name="T9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97" style:family="table-cell">
      <style:table-cell-properties fo:border="none" style:vertical-align="middle" fo:padding-top="0.0104in" fo:padding-left="0.0104in" fo:padding-bottom="0.0104in" fo:padding-right="0.0104in"/>
    </style:style>
    <style:style style:name="P98" style:parent-style-name="Normal" style:family="paragraph">
      <style:paragraph-properties fo:widows="2" fo:orphans="2" style:vertical-align="auto" fo:margin-top="0.0694in" fo:margin-bottom="0.0694in"/>
      <style:text-properties fo:hyphenate="true"/>
    </style:style>
    <style:style style:name="T9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100" style:family="table-cell">
      <style:table-cell-properties fo:border="none" style:vertical-align="middle" fo:padding-top="0.0104in" fo:padding-left="0.0104in" fo:padding-bottom="0.0104in" fo:padding-right="0.0104in"/>
    </style:style>
    <style:style style:name="P101" style:parent-style-name="Normal" style:family="paragraph">
      <style:paragraph-properties fo:widows="2" fo:orphans="2" style:vertical-align="auto" fo:margin-top="0.0694in" fo:margin-bottom="0.0694in"/>
      <style:text-properties fo:hyphenate="true"/>
    </style:style>
    <style:style style:name="T10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103" style:family="table-row">
      <style:table-row-properties/>
    </style:style>
    <style:style style:name="TableCell104" style:family="table-cell">
      <style:table-cell-properties fo:border="none" style:vertical-align="middle" fo:padding-top="0.0104in" fo:padding-left="0.0104in" fo:padding-bottom="0.0104in" fo:padding-right="0.0104in"/>
    </style:style>
    <style:style style:name="P1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06" style:family="table-cell">
      <style:table-cell-properties fo:border="none" style:vertical-align="middle" fo:padding-top="0.0104in" fo:padding-left="0.0104in" fo:padding-bottom="0.0104in" fo:padding-right="0.0104in"/>
    </style:style>
    <style:style style:name="P1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08" style:family="table-cell">
      <style:table-cell-properties fo:border="none" style:vertical-align="middle" fo:padding-top="0.0104in" fo:padding-left="0.0104in" fo:padding-bottom="0.0104in" fo:padding-right="0.0104in"/>
    </style:style>
    <style:style style:name="P10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10" style:family="table-row">
      <style:table-row-properties/>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15" style:family="table-cell">
      <style:table-cell-properties fo:border="none" style:vertical-align="middle" fo:padding-top="0.0104in" fo:padding-left="0.0104in" fo:padding-bottom="0.0104in" fo:padding-right="0.0104in"/>
    </style:style>
    <style:style style:name="P1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17" style:family="table-row">
      <style:table-row-properties/>
    </style:style>
    <style:style style:name="TableCell118" style:family="table-cell">
      <style:table-cell-properties fo:border="none" style:vertical-align="middle" fo:padding-top="0.0104in" fo:padding-left="0.0104in" fo:padding-bottom="0.0104in" fo:padding-right="0.0104in"/>
    </style:style>
    <style:style style:name="P1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0" style:family="table-cell">
      <style:table-cell-properties fo:border="none" style:vertical-align="middle" fo:padding-top="0.0104in" fo:padding-left="0.0104in" fo:padding-bottom="0.0104in" fo:padding-right="0.0104in"/>
    </style:style>
    <style:style style:name="P1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2" style:family="table-cell">
      <style:table-cell-properties fo:border="none" style:vertical-align="middle" fo:padding-top="0.0104in" fo:padding-left="0.0104in" fo:padding-bottom="0.0104in" fo:padding-right="0.0104in"/>
    </style:style>
    <style:style style:name="P1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4" style:parent-style-name="Normal" style:family="paragraph">
      <style:paragraph-properties fo:widows="2" fo:orphans="2" style:vertical-align="auto" fo:margin-top="0.0694in" fo:margin-bottom="0.0694in"/>
      <style:text-properties fo:hyphenate="true"/>
    </style:style>
    <style:style style:name="T1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7"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12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29" style:parent-style-name="Normal" style:family="paragraph">
      <style:paragraph-properties fo:widows="2" fo:orphans="2" style:vertical-align="auto" fo:margin-top="0.0694in" fo:margin-bottom="0.0694in"/>
      <style:text-properties fo:hyphenate="true"/>
    </style:style>
    <style:style style:name="T13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3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3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33" style:parent-style-name="Normal" style:family="paragraph">
      <style:paragraph-properties fo:widows="2" fo:orphans="2" style:vertical-align="auto" fo:margin-top="0.0694in" fo:margin-bottom="0.0694in"/>
      <style:text-properties fo:hyphenate="true"/>
    </style:style>
    <style:style style:name="T1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3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36"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13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38" style:parent-style-name="Normal" style:family="paragraph">
      <style:paragraph-properties fo:widows="2" fo:orphans="2" style:vertical-align="auto" fo:margin-top="0.0694in" fo:margin-bottom="0.0694in"/>
      <style:text-properties fo:hyphenate="true"/>
    </style:style>
    <style:style style:name="T1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0"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4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4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1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154"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1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16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16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TableColumn170" style:family="table-column">
      <style:table-column-properties style:column-width="0.6173in"/>
    </style:style>
    <style:style style:name="TableColumn171" style:family="table-column">
      <style:table-column-properties style:column-width="1.325in"/>
    </style:style>
    <style:style style:name="Table169" style:family="table">
      <style:table-properties style:width="1.9423in" fo:margin-left="0in" table:align="left"/>
    </style:style>
    <style:style style:name="TableRow172" style:family="table-row">
      <style:table-row-properties/>
    </style:style>
    <style:style style:name="TableCell173" style:family="table-cell">
      <style:table-cell-properties fo:border="none" style:vertical-align="middle" fo:padding-top="0.0104in" fo:padding-left="0.0104in" fo:padding-bottom="0.0104in" fo:padding-right="0.0104in"/>
    </style:style>
    <style:style style:name="P174" style:parent-style-name="Normal" style:family="paragraph">
      <style:paragraph-properties fo:widows="2" fo:orphans="2" style:vertical-align="auto" fo:margin-top="0.0694in" fo:margin-bottom="0.0694in"/>
      <style:text-properties fo:hyphenate="true"/>
    </style:style>
    <style:style style:name="T17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176" style:family="table-cell">
      <style:table-cell-properties fo:border="none" style:vertical-align="middle" fo:padding-top="0.0104in" fo:padding-left="0.0104in" fo:padding-bottom="0.0104in" fo:padding-right="0.0104in"/>
    </style:style>
    <style:style style:name="P177" style:parent-style-name="Normal" style:family="paragraph">
      <style:paragraph-properties fo:widows="2" fo:orphans="2" style:vertical-align="auto" fo:margin-top="0.0694in" fo:margin-bottom="0.0694in"/>
      <style:text-properties fo:hyphenate="true"/>
    </style:style>
    <style:style style:name="T17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179" style:family="table-row">
      <style:table-row-properties/>
    </style:style>
    <style:style style:name="TableCell180" style:family="table-cell">
      <style:table-cell-properties fo:border="none" style:vertical-align="middle" fo:padding-top="0.0104in" fo:padding-left="0.0104in" fo:padding-bottom="0.0104in" fo:padding-right="0.0104in"/>
    </style:style>
    <style:style style:name="P1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2" style:family="table-cell">
      <style:table-cell-properties fo:border="none" style:vertical-align="middle" fo:padding-top="0.0104in" fo:padding-left="0.0104in" fo:padding-bottom="0.0104in" fo:padding-right="0.0104in"/>
    </style:style>
    <style:style style:name="P1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4" style:family="table-row">
      <style:table-row-properties/>
    </style:style>
    <style:style style:name="TableCell185" style:family="table-cell">
      <style:table-cell-properties fo:border="none" style:vertical-align="middle" fo:padding-top="0.0104in" fo:padding-left="0.0104in" fo:padding-bottom="0.0104in" fo:padding-right="0.0104in"/>
    </style:style>
    <style:style style:name="P1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7" style:family="table-cell">
      <style:table-cell-properties fo:border="none" style:vertical-align="middle" fo:padding-top="0.0104in" fo:padding-left="0.0104in" fo:padding-bottom="0.0104in" fo:padding-right="0.0104in"/>
    </style:style>
    <style:style style:name="P1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9" style:family="table-row">
      <style:table-row-properties/>
    </style:style>
    <style:style style:name="TableCell190" style:family="table-cell">
      <style:table-cell-properties fo:border="none" style:vertical-align="middle" fo:padding-top="0.0104in" fo:padding-left="0.0104in" fo:padding-bottom="0.0104in" fo:padding-right="0.0104in"/>
    </style:style>
    <style:style style:name="P1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2" style:family="table-cell">
      <style:table-cell-properties fo:border="none" style:vertical-align="middle" fo:padding-top="0.0104in" fo:padding-left="0.0104in" fo:padding-bottom="0.0104in" fo:padding-right="0.0104in"/>
    </style:style>
    <style:style style:name="P1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94" style:family="table-row">
      <style:table-row-properties/>
    </style:style>
    <style:style style:name="TableCell195" style:family="table-cell">
      <style:table-cell-properties fo:border="none" style:vertical-align="middle" fo:padding-top="0.0104in" fo:padding-left="0.0104in" fo:padding-bottom="0.0104in" fo:padding-right="0.0104in"/>
    </style:style>
    <style:style style:name="P1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7" style:family="table-cell">
      <style:table-cell-properties fo:border="none" style:vertical-align="middle" fo:padding-top="0.0104in" fo:padding-left="0.0104in" fo:padding-bottom="0.0104in" fo:padding-right="0.0104in"/>
    </style:style>
    <style:style style:name="P19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99" style:family="table-row">
      <style:table-row-properties/>
    </style:style>
    <style:style style:name="TableCell200" style:family="table-cell">
      <style:table-cell-properties fo:border="none" style:vertical-align="middle" fo:padding-top="0.0104in" fo:padding-left="0.0104in" fo:padding-bottom="0.0104in" fo:padding-right="0.0104in"/>
    </style:style>
    <style:style style:name="P2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2" style:family="table-cell">
      <style:table-cell-properties fo:border="none" style:vertical-align="middle" fo:padding-top="0.0104in" fo:padding-left="0.0104in" fo:padding-bottom="0.0104in" fo:padding-right="0.0104in"/>
    </style:style>
    <style:style style:name="P2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04" style:family="table-row">
      <style:table-row-properties/>
    </style:style>
    <style:style style:name="TableCell205" style:family="table-cell">
      <style:table-cell-properties fo:border="none" style:vertical-align="middle" fo:padding-top="0.0104in" fo:padding-left="0.0104in" fo:padding-bottom="0.0104in" fo:padding-right="0.0104in"/>
    </style:style>
    <style:style style:name="P2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7" style:family="table-cell">
      <style:table-cell-properties fo:border="none" style:vertical-align="middle" fo:padding-top="0.0104in" fo:padding-left="0.0104in" fo:padding-bottom="0.0104in" fo:padding-right="0.0104in"/>
    </style:style>
    <style:style style:name="P2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09" style:family="table-row">
      <style:table-row-properties/>
    </style:style>
    <style:style style:name="TableCell210" style:family="table-cell">
      <style:table-cell-properties fo:border="none" style:vertical-align="middle" fo:padding-top="0.0104in" fo:padding-left="0.0104in" fo:padding-bottom="0.0104in" fo:padding-right="0.0104in"/>
    </style:style>
    <style:style style:name="P2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2" style:family="table-cell">
      <style:table-cell-properties fo:border="none" style:vertical-align="middle" fo:padding-top="0.0104in" fo:padding-left="0.0104in" fo:padding-bottom="0.0104in" fo:padding-right="0.0104in"/>
    </style:style>
    <style:style style:name="P2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14" style:family="table-row">
      <style:table-row-properties/>
    </style:style>
    <style:style style:name="TableCell215" style:family="table-cell">
      <style:table-cell-properties fo:border="none" style:vertical-align="middle" fo:padding-top="0.0104in" fo:padding-left="0.0104in" fo:padding-bottom="0.0104in" fo:padding-right="0.0104in"/>
    </style:style>
    <style:style style:name="P2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7" style:family="table-cell">
      <style:table-cell-properties fo:border="none" style:vertical-align="middle" fo:padding-top="0.0104in" fo:padding-left="0.0104in" fo:padding-bottom="0.0104in" fo:padding-right="0.0104in"/>
    </style:style>
    <style:style style:name="P2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19" style:family="table-row">
      <style:table-row-properties/>
    </style:style>
    <style:style style:name="TableCell220" style:family="table-cell">
      <style:table-cell-properties fo:border="none" style:vertical-align="middle" fo:padding-top="0.0104in" fo:padding-left="0.0104in" fo:padding-bottom="0.0104in" fo:padding-right="0.0104in"/>
    </style:style>
    <style:style style:name="P2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2" style:family="table-cell">
      <style:table-cell-properties fo:border="none" style:vertical-align="middle" fo:padding-top="0.0104in" fo:padding-left="0.0104in" fo:padding-bottom="0.0104in" fo:padding-right="0.0104in"/>
    </style:style>
    <style:style style:name="P2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24" style:family="table-row">
      <style:table-row-properties/>
    </style:style>
    <style:style style:name="TableCell225" style:family="table-cell">
      <style:table-cell-properties fo:border="none" style:vertical-align="middle" fo:padding-top="0.0104in" fo:padding-left="0.0104in" fo:padding-bottom="0.0104in" fo:padding-right="0.0104in"/>
    </style:style>
    <style:style style:name="P2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7" style:family="table-cell">
      <style:table-cell-properties fo:border="none" style:vertical-align="middle" fo:padding-top="0.0104in" fo:padding-left="0.0104in" fo:padding-bottom="0.0104in" fo:padding-right="0.0104in"/>
    </style:style>
    <style:style style:name="P2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4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4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25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2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25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2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TableColumn259" style:family="table-column">
      <style:table-column-properties style:column-width="0.6173in"/>
    </style:style>
    <style:style style:name="TableColumn260" style:family="table-column">
      <style:table-column-properties style:column-width="0.7652in"/>
    </style:style>
    <style:style style:name="Table258" style:family="table">
      <style:table-properties style:width="1.3826in" fo:margin-left="0in" table:align="left"/>
    </style:style>
    <style:style style:name="TableRow261" style:family="table-row">
      <style:table-row-properties/>
    </style:style>
    <style:style style:name="TableCell262" style:family="table-cell">
      <style:table-cell-properties fo:border="none" style:vertical-align="middle" fo:padding-top="0.0104in" fo:padding-left="0.0104in" fo:padding-bottom="0.0104in" fo:padding-right="0.0104in"/>
    </style:style>
    <style:style style:name="P263" style:parent-style-name="Normal" style:family="paragraph">
      <style:paragraph-properties fo:widows="2" fo:orphans="2" style:vertical-align="auto" fo:margin-top="0.0694in" fo:margin-bottom="0.0694in"/>
      <style:text-properties fo:hyphenate="true"/>
    </style:style>
    <style:style style:name="T26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265" style:family="table-cell">
      <style:table-cell-properties fo:border="none" style:vertical-align="middle" fo:padding-top="0.0104in" fo:padding-left="0.0104in" fo:padding-bottom="0.0104in" fo:padding-right="0.0104in"/>
    </style:style>
    <style:style style:name="P266" style:parent-style-name="Normal" style:family="paragraph">
      <style:paragraph-properties fo:widows="2" fo:orphans="2" style:vertical-align="auto" fo:margin-top="0.0694in" fo:margin-bottom="0.0694in"/>
      <style:text-properties fo:hyphenate="true"/>
    </style:style>
    <style:style style:name="T26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268" style:family="table-row">
      <style:table-row-properties/>
    </style:style>
    <style:style style:name="TableCell269" style:family="table-cell">
      <style:table-cell-properties fo:border="none" style:vertical-align="middle" fo:padding-top="0.0104in" fo:padding-left="0.0104in" fo:padding-bottom="0.0104in" fo:padding-right="0.0104in"/>
    </style:style>
    <style:style style:name="P270" style:parent-style-name="Normal" style:family="paragraph">
      <style:paragraph-properties fo:widows="2" fo:orphans="2" style:vertical-align="auto" fo:margin-top="0.0694in" fo:margin-bottom="0.0694in"/>
      <style:text-properties fo:hyphenate="true"/>
    </style:style>
    <style:style style:name="T27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73" style:family="table-cell">
      <style:table-cell-properties fo:border="none" style:vertical-align="middle" fo:padding-top="0.0104in" fo:padding-left="0.0104in" fo:padding-bottom="0.0104in" fo:padding-right="0.0104in"/>
    </style:style>
    <style:style style:name="P27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75" style:family="table-row">
      <style:table-row-properties/>
    </style:style>
    <style:style style:name="TableCell276" style:family="table-cell">
      <style:table-cell-properties fo:border="none" style:vertical-align="middle" fo:padding-top="0.0104in" fo:padding-left="0.0104in" fo:padding-bottom="0.0104in" fo:padding-right="0.0104in"/>
    </style:style>
    <style:style style:name="P277" style:parent-style-name="Normal" style:family="paragraph">
      <style:paragraph-properties fo:widows="2" fo:orphans="2" style:vertical-align="auto" fo:margin-top="0.0694in" fo:margin-bottom="0.0694in"/>
      <style:text-properties fo:hyphenate="true"/>
    </style:style>
    <style:style style:name="T27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80" style:family="table-cell">
      <style:table-cell-properties fo:border="none" style:vertical-align="middle" fo:padding-top="0.0104in" fo:padding-left="0.0104in" fo:padding-bottom="0.0104in" fo:padding-right="0.0104in"/>
    </style:style>
    <style:style style:name="P2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2" style:family="table-row">
      <style:table-row-properties/>
    </style:style>
    <style:style style:name="TableCell283" style:family="table-cell">
      <style:table-cell-properties fo:border="none" style:vertical-align="middle" fo:padding-top="0.0104in" fo:padding-left="0.0104in" fo:padding-bottom="0.0104in" fo:padding-right="0.0104in"/>
    </style:style>
    <style:style style:name="P284" style:parent-style-name="Normal" style:family="paragraph">
      <style:paragraph-properties fo:widows="2" fo:orphans="2" style:vertical-align="auto" fo:margin-top="0.0694in" fo:margin-bottom="0.0694in"/>
      <style:text-properties fo:hyphenate="true"/>
    </style:style>
    <style:style style:name="T28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2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ell287" style:family="table-cell">
      <style:table-cell-properties fo:border="none" style:vertical-align="middle" fo:padding-top="0.0104in" fo:padding-left="0.0104in" fo:padding-bottom="0.0104in" fo:padding-right="0.0104in"/>
    </style:style>
    <style:style style:name="P2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9" style:family="table-row">
      <style:table-row-properties/>
    </style:style>
    <style:style style:name="TableCell290" style:family="table-cell">
      <style:table-cell-properties fo:border="none" style:vertical-align="middle" fo:padding-top="0.0104in" fo:padding-left="0.0104in" fo:padding-bottom="0.0104in" fo:padding-right="0.0104in"/>
    </style:style>
    <style:style style:name="P291" style:parent-style-name="Normal" style:family="paragraph">
      <style:paragraph-properties fo:widows="2" fo:orphans="2" style:vertical-align="auto" fo:margin-top="0.0694in" fo:margin-bottom="0.0694in"/>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TableCell292" style:family="table-cell">
      <style:table-cell-properties fo:border="none" style:vertical-align="middle" fo:padding-top="0.0104in" fo:padding-left="0.0104in" fo:padding-bottom="0.0104in" fo:padding-right="0.0104in"/>
    </style:style>
    <style:style style:name="P2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94" style:family="table-row">
      <style:table-row-properties/>
    </style:style>
    <style:style style:name="TableCell295" style:family="table-cell">
      <style:table-cell-properties fo:border="none" style:vertical-align="middle" fo:padding-top="0.0104in" fo:padding-left="0.0104in" fo:padding-bottom="0.0104in" fo:padding-right="0.0104in"/>
    </style:style>
    <style:style style:name="P2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7" style:family="table-cell">
      <style:table-cell-properties fo:border="none" style:vertical-align="middle" fo:padding-top="0.0104in" fo:padding-left="0.0104in" fo:padding-bottom="0.0104in" fo:padding-right="0.0104in"/>
    </style:style>
    <style:style style:name="P29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99" style:family="table-row">
      <style:table-row-properties/>
    </style:style>
    <style:style style:name="TableCell300" style:family="table-cell">
      <style:table-cell-properties fo:border="none" style:vertical-align="middle" fo:padding-top="0.0104in" fo:padding-left="0.0104in" fo:padding-bottom="0.0104in" fo:padding-right="0.0104in"/>
    </style:style>
    <style:style style:name="P3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2" style:family="table-cell">
      <style:table-cell-properties fo:border="none" style:vertical-align="middle" fo:padding-top="0.0104in" fo:padding-left="0.0104in" fo:padding-bottom="0.0104in" fo:padding-right="0.0104in"/>
    </style:style>
    <style:style style:name="P3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04" style:family="table-row">
      <style:table-row-properties/>
    </style:style>
    <style:style style:name="TableCell305" style:family="table-cell">
      <style:table-cell-properties fo:border="none" style:vertical-align="middle" fo:padding-top="0.0104in" fo:padding-left="0.0104in" fo:padding-bottom="0.0104in" fo:padding-right="0.0104in"/>
    </style:style>
    <style:style style:name="P3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7" style:family="table-cell">
      <style:table-cell-properties fo:border="none" style:vertical-align="middle" fo:padding-top="0.0104in" fo:padding-left="0.0104in" fo:padding-bottom="0.0104in" fo:padding-right="0.0104in"/>
    </style:style>
    <style:style style:name="P3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9" style:parent-style-name="Normal" style:family="paragraph">
      <style:paragraph-properties fo:widows="2" fo:orphans="2" fo:text-align="justify" style:vertical-align="auto" fo:margin-top="0.0694in" fo:margin-bottom="0.0694in"/>
      <style:text-properties fo:hyphenate="true"/>
    </style:style>
    <style:style style:name="T31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1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1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314" style:family="table-column">
      <style:table-column-properties style:column-width="0.8944in"/>
    </style:style>
    <style:style style:name="TableColumn315" style:family="table-column">
      <style:table-column-properties style:column-width="0.884in"/>
    </style:style>
    <style:style style:name="TableColumn316" style:family="table-column">
      <style:table-column-properties style:column-width="1.4868in"/>
    </style:style>
    <style:style style:name="Table313" style:family="table">
      <style:table-properties style:width="3.2652in" fo:margin-left="0in" table:align="left"/>
    </style:style>
    <style:style style:name="TableRow317" style:family="table-row">
      <style:table-row-properties/>
    </style:style>
    <style:style style:name="TableCell318" style:family="table-cell">
      <style:table-cell-properties fo:border="none" style:vertical-align="middle" fo:padding-top="0.0104in" fo:padding-left="0.0104in" fo:padding-bottom="0.0104in" fo:padding-right="0.0104in"/>
    </style:style>
    <style:style style:name="P319" style:parent-style-name="Normal" style:family="paragraph">
      <style:paragraph-properties fo:widows="2" fo:orphans="2" style:vertical-align="auto" fo:margin-top="0.0694in" fo:margin-bottom="0.0694in"/>
      <style:text-properties fo:hyphenate="true"/>
    </style:style>
    <style:style style:name="T32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21" style:family="table-cell">
      <style:table-cell-properties fo:border="none" style:vertical-align="middle" fo:padding-top="0.0104in" fo:padding-left="0.0104in" fo:padding-bottom="0.0104in" fo:padding-right="0.0104in"/>
    </style:style>
    <style:style style:name="P322" style:parent-style-name="Normal" style:family="paragraph">
      <style:paragraph-properties fo:widows="2" fo:orphans="2" style:vertical-align="auto" fo:margin-top="0.0694in" fo:margin-bottom="0.0694in"/>
      <style:text-properties fo:hyphenate="true"/>
    </style:style>
    <style:style style:name="T32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24" style:family="table-cell">
      <style:table-cell-properties fo:border="none" style:vertical-align="middle" fo:padding-top="0.0104in" fo:padding-left="0.0104in" fo:padding-bottom="0.0104in" fo:padding-right="0.0104in"/>
    </style:style>
    <style:style style:name="P325" style:parent-style-name="Normal" style:family="paragraph">
      <style:paragraph-properties fo:widows="2" fo:orphans="2" style:vertical-align="auto" fo:margin-top="0.0694in" fo:margin-bottom="0.0694in"/>
      <style:text-properties fo:hyphenate="true"/>
    </style:style>
    <style:style style:name="T32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27" style:family="table-row">
      <style:table-row-properties/>
    </style:style>
    <style:style style:name="TableCell328" style:family="table-cell">
      <style:table-cell-properties fo:border="none" style:vertical-align="middle" fo:padding-top="0.0104in" fo:padding-left="0.0104in" fo:padding-bottom="0.0104in" fo:padding-right="0.0104in"/>
    </style:style>
    <style:style style:name="P3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0" style:family="table-cell">
      <style:table-cell-properties fo:border="none" style:vertical-align="middle" fo:padding-top="0.0104in" fo:padding-left="0.0104in" fo:padding-bottom="0.0104in" fo:padding-right="0.0104in"/>
    </style:style>
    <style:style style:name="P3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2" style:family="table-cell">
      <style:table-cell-properties fo:border="none" style:vertical-align="middle" fo:padding-top="0.0104in" fo:padding-left="0.0104in" fo:padding-bottom="0.0104in" fo:padding-right="0.0104in"/>
    </style:style>
    <style:style style:name="P3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34" style:family="table-row">
      <style:table-row-properties/>
    </style:style>
    <style:style style:name="TableCell335" style:family="table-cell">
      <style:table-cell-properties fo:border="none" style:vertical-align="middle" fo:padding-top="0.0104in" fo:padding-left="0.0104in" fo:padding-bottom="0.0104in" fo:padding-right="0.0104in"/>
    </style:style>
    <style:style style:name="P3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7" style:family="table-cell">
      <style:table-cell-properties fo:border="none" style:vertical-align="middle" fo:padding-top="0.0104in" fo:padding-left="0.0104in" fo:padding-bottom="0.0104in" fo:padding-right="0.0104in"/>
    </style:style>
    <style:style style:name="P3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39" style:family="table-cell">
      <style:table-cell-properties fo:border="none" style:vertical-align="middle" fo:padding-top="0.0104in" fo:padding-left="0.0104in" fo:padding-bottom="0.0104in" fo:padding-right="0.0104in"/>
    </style:style>
    <style:style style:name="P3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3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TableColumn344" style:family="table-column">
      <style:table-column-properties style:column-width="0.543in"/>
    </style:style>
    <style:style style:name="TableColumn345" style:family="table-column">
      <style:table-column-properties style:column-width="1.0506in"/>
    </style:style>
    <style:style style:name="TableColumn346" style:family="table-column">
      <style:table-column-properties style:column-width="0.5611in"/>
    </style:style>
    <style:style style:name="Table343" style:family="table">
      <style:table-properties style:width="2.1548in" fo:margin-left="0in" table:align="left"/>
    </style:style>
    <style:style style:name="TableRow347" style:family="table-row">
      <style:table-row-properties/>
    </style:style>
    <style:style style:name="TableCell348" style:family="table-cell">
      <style:table-cell-properties fo:border="none" style:vertical-align="middle" fo:padding-top="0.0104in" fo:padding-left="0.0104in" fo:padding-bottom="0.0104in" fo:padding-right="0.0104in"/>
    </style:style>
    <style:style style:name="P349" style:parent-style-name="Normal" style:family="paragraph">
      <style:paragraph-properties fo:widows="2" fo:orphans="2" style:vertical-align="auto" fo:margin-top="0.0694in" fo:margin-bottom="0.0694in"/>
      <style:text-properties fo:hyphenate="true"/>
    </style:style>
    <style:style style:name="T35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51" style:family="table-cell">
      <style:table-cell-properties fo:border="none" style:vertical-align="middle" fo:padding-top="0.0104in" fo:padding-left="0.0104in" fo:padding-bottom="0.0104in" fo:padding-right="0.0104in"/>
    </style:style>
    <style:style style:name="P352" style:parent-style-name="Normal" style:family="paragraph">
      <style:paragraph-properties fo:widows="2" fo:orphans="2" style:vertical-align="auto" fo:margin-top="0.0694in" fo:margin-bottom="0.0694in"/>
      <style:text-properties fo:hyphenate="true"/>
    </style:style>
    <style:style style:name="T35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354" style:family="table-cell">
      <style:table-cell-properties fo:border="none" style:vertical-align="middle" fo:padding-top="0.0104in" fo:padding-left="0.0104in" fo:padding-bottom="0.0104in" fo:padding-right="0.0104in"/>
    </style:style>
    <style:style style:name="P355" style:parent-style-name="Normal" style:family="paragraph">
      <style:paragraph-properties fo:widows="2" fo:orphans="2" style:vertical-align="auto" fo:margin-top="0.0694in" fo:margin-bottom="0.0694in"/>
      <style:text-properties fo:hyphenate="true"/>
    </style:style>
    <style:style style:name="T35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357" style:family="table-row">
      <style:table-row-properties/>
    </style:style>
    <style:style style:name="TableCell358" style:family="table-cell">
      <style:table-cell-properties fo:border="none" style:vertical-align="middle" fo:padding-top="0.0104in" fo:padding-left="0.0104in" fo:padding-bottom="0.0104in" fo:padding-right="0.0104in"/>
    </style:style>
    <style:style style:name="P35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0" style:family="table-cell">
      <style:table-cell-properties fo:border="none" style:vertical-align="middle" fo:padding-top="0.0104in" fo:padding-left="0.0104in" fo:padding-bottom="0.0104in" fo:padding-right="0.0104in"/>
    </style:style>
    <style:style style:name="P3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2" style:family="table-cell">
      <style:table-cell-properties fo:border="none" style:vertical-align="middle" fo:padding-top="0.0104in" fo:padding-left="0.0104in" fo:padding-bottom="0.0104in" fo:padding-right="0.0104in"/>
    </style:style>
    <style:style style:name="P3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64" style:family="table-row">
      <style:table-row-properties/>
    </style:style>
    <style:style style:name="TableCell365" style:family="table-cell">
      <style:table-cell-properties fo:border="none" style:vertical-align="middle" fo:padding-top="0.0104in" fo:padding-left="0.0104in" fo:padding-bottom="0.0104in" fo:padding-right="0.0104in"/>
    </style:style>
    <style:style style:name="P36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7" style:family="table-cell">
      <style:table-cell-properties fo:border="none" style:vertical-align="middle" fo:padding-top="0.0104in" fo:padding-left="0.0104in" fo:padding-bottom="0.0104in" fo:padding-right="0.0104in"/>
    </style:style>
    <style:style style:name="P36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69" style:family="table-cell">
      <style:table-cell-properties fo:border="none" style:vertical-align="middle" fo:padding-top="0.0104in" fo:padding-left="0.0104in" fo:padding-bottom="0.0104in" fo:padding-right="0.0104in"/>
    </style:style>
    <style:style style:name="P37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2" style:parent-style-name="DefaultParagraphFont" style:family="text">
      <style:text-properties style:font-name="Courier New" style:font-name-asian="Times New Roman" style:font-name-complex="Courier New" style:letter-kerning="false" style:font-size-complex="10pt" fo:language="en" style:language-asian="en" style:country-asian="US" style:language-complex="ar" style:country-complex="SA"/>
    </style:style>
    <style:style style:name="P3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7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7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7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7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7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8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8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8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9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9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39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00" style:parent-style-name="Normal" style:family="paragraph">
      <style:paragraph-properties fo:widows="2" fo:orphans="2" style:vertical-align="auto" fo:margin-top="0.0694in" fo:margin-bottom="0.0694in"/>
      <style:text-properties fo:hyphenate="true"/>
    </style:style>
    <style:style style:name="T40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02"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0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0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0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0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0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0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0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6pt" style:font-size-asian="16pt" style:font-size-complex="18pt" fo:language="en" style:language-asian="en" style:country-asian="US" style:language-complex="ar" style:country-complex="SA" fo:hyphenate="true"/>
    </style:style>
    <style:style style:name="P4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1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2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42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2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4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6pt" style:font-size-asian="16pt" style:font-size-complex="18pt" fo:language="en" style:language-asian="en" style:country-asian="US" style:language-complex="ar" style:country-complex="SA" fo:hyphenate="true"/>
    </style:style>
    <style:style style:name="P4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4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6pt" style:font-size-asian="16pt" style:font-size-complex="18pt" fo:language="en" style:language-asian="en" style:country-asian="US" style:language-complex="ar" style:country-complex="SA" fo:hyphenate="true"/>
    </style:style>
    <style:style style:name="P449" style:parent-style-name="Normal" style:family="paragraph">
      <style:paragraph-properties fo:widows="2" fo:orphans="2" style:vertical-align="auto" fo:margin-top="0.0694in" fo:margin-bottom="0.0694in"/>
      <style:text-properties fo:hyphenate="true"/>
    </style:style>
    <style:style style:name="T45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4"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56"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5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1pt" style:font-size-asian="11pt" style:font-size-complex="10pt" fo:language="en" style:language-asian="en" style:country-asian="US" style:language-complex="ar" style:country-complex="SA" fo:hyphenate="true"/>
    </style:style>
    <style:style style:name="P459" style:parent-style-name="Normal" style:family="paragraph">
      <style:paragraph-properties fo:widows="2" fo:orphans="2" style:vertical-align="auto" fo:margin-top="0.0694in" fo:margin-bottom="0.0694in"/>
      <style:text-properties fo:hyphenate="true"/>
    </style:style>
    <style:style style:name="T46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6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6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6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7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7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73" style:parent-style-name="Normal" style:family="paragraph">
      <style:paragraph-properties fo:widows="2" fo:orphans="2" style:vertical-align="auto" fo:margin-top="0.0694in" fo:margin-bottom="0.0694in"/>
      <style:text-properties fo:hyphenate="true"/>
    </style:style>
    <style:style style:name="T47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7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7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7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8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8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482" style:parent-style-name="Normal" style:family="paragraph">
      <style:paragraph-properties fo:widows="2" fo:orphans="2" style:vertical-align="auto" fo:margin-top="0.0694in" fo:margin-bottom="0.0694in"/>
      <style:text-properties fo:hyphenate="true"/>
    </style:style>
    <style:style style:name="T483" style:parent-style-name="DefaultParagraphFont" style:family="text">
      <style:text-properties fo:language="en" fo:country="US" style:language-asian="en" style:country-asian="US" style:language-complex="ar" style:country-complex="SA"/>
    </style:style>
    <style:style style:name="T48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8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86"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48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88" style:parent-style-name="DefaultParagraphFont" style:family="text">
      <style:text-properties fo:font-weight="normal" style:font-weight-asian="normal" fo:font-size="14pt" style:font-size-asian="14pt"/>
    </style:style>
    <style:style style:name="T489" style:parent-style-name="Hyperlink" style:family="text">
      <style:text-properties fo:font-weight="normal" style:font-weight-asian="normal" fo:font-size="14pt" style:font-size-asian="14pt"/>
    </style:style>
    <style:style style:name="T490" style:parent-style-name="DefaultParagraphFont" style:family="text">
      <style:text-properties fo:font-weight="normal" style:font-weight-asian="normal" fo:font-size="14pt" style:font-size-asian="14pt"/>
    </style:style>
    <style:style style:name="T491" style:parent-style-name="Hyperlink" style:family="text">
      <style:text-properties fo:font-weight="normal" style:font-weight-asian="normal" fo:font-size="14pt" style:font-size-asian="14pt"/>
    </style:style>
    <style:style style:name="T492" style:parent-style-name="DefaultParagraphFont" style:family="text">
      <style:text-properties fo:font-weight="normal" style:font-weight-asian="normal" fo:font-size="14pt" style:font-size-asian="14pt"/>
    </style:style>
    <style:style style:name="P493" style:parent-style-name="Heading2" style:family="paragraph">
      <style:text-properties fo:font-size="14pt" style:font-size-asian="14pt"/>
    </style:style>
    <style:style style:name="P49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5"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496"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497"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498"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499"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500"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501"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P50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3"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504"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505"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506"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507"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T508" style:parent-style-name="DefaultParagraphFont" style:family="text">
      <style:text-properties style:font-name="Courier New" style:font-name-asian="Times New Roman" style:font-name-complex="Courier New" fo:font-style="italic" style:font-style-asian="italic" style:font-style-complex="italic" style:letter-kerning="false" fo:font-size="14pt" style:font-size-asian="14pt" style:font-size-complex="10pt" fo:language="en" fo:country="US" style:language-asian="en" style:country-asian="US" style:language-complex="ar" style:country-complex="SA"/>
    </style:style>
    <style:style style:name="T509" style:parent-style-name="DefaultParagraphFont" style:family="text">
      <style:text-properties style:font-name="Courier New" style:font-name-asian="Times New Roman" style:font-name-complex="Courier New" style:letter-kerning="false" fo:font-size="14pt" style:font-size-asian="14pt" style:font-size-complex="10pt" fo:language="en" fo:country="US" style:language-asian="en" style:country-asian="US" style:language-complex="ar" style:country-complex="SA"/>
    </style:style>
    <style:style style:name="P510" style:parent-style-name="Normal" style:family="paragraph">
      <style:paragraph-properties fo:widows="2" fo:orphans="2" style:vertical-align="auto" fo:margin-top="0.0694in" fo:margin-bottom="0.0694in"/>
      <style:text-properties fo:hyphenate="true"/>
    </style:style>
    <style:style style:name="P51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12" style:parent-style-name="Normal" style:family="paragraph">
      <style:paragraph-properties fo:widows="2" fo:orphans="2" style:vertical-align="auto" fo:margin-top="0.0694in" fo:margin-bottom="0.0694in"/>
      <style:text-properties fo:hyphenate="true"/>
    </style:style>
    <style:style style:name="T51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1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1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17" style:parent-style-name="Normal" style:family="paragraph">
      <style:paragraph-properties fo:widows="2" fo:orphans="2" style:vertical-align="auto" fo:margin-top="0.0694in" fo:margin-bottom="0.0694in"/>
      <style:text-properties fo:hyphenate="true"/>
    </style:style>
    <style:style style:name="T51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2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52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2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5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2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5"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26" style:parent-style-name="DefaultParagraphFont" style:family="text">
      <style:text-properties style:font-name="Courier New" style:font-name-asian="Times New Roman" style:font-name-complex="Courier New" style:letter-kerning="false" style:font-size-complex="10pt" fo:language="en" style:language-asian="en" style:country-asian="US" style:language-complex="ar" style:country-complex="SA"/>
    </style:style>
    <style:style style:name="T527" style:parent-style-name="DefaultParagraphFont" style:family="text">
      <style:text-properties style:font-name="Courier New" style:font-name-asian="Times New Roman" style:font-name-complex="Courier New" style:letter-kerning="false" style:font-size-complex="10pt" fo:language="en" style:language-asian="en" style:country-asian="US" style:language-complex="ar" style:country-complex="SA"/>
    </style:style>
    <style:style style:name="P528" style:parent-style-name="Normal" style:family="paragraph">
      <style:paragraph-properties fo:widows="2" fo:orphans="2" style:vertical-align="auto" fo:margin-top="0.0694in" fo:margin-bottom="0.0694in"/>
      <style:text-properties fo:hyphenate="true"/>
    </style:style>
    <style:style style:name="T52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3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3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32"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3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53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539" style:parent-style-name="Normal" style:family="paragraph">
      <style:paragraph-properties fo:widows="2" fo:orphans="2" style:vertical-align="auto" fo:margin-top="0.0694in" fo:margin-bottom="0.0694in"/>
      <style:text-properties fo:hyphenate="true"/>
    </style:style>
    <style:style style:name="T54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4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4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4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544" style:parent-style-name="Normal" style:family="paragraph">
      <style:paragraph-properties fo:widows="2" fo:orphans="2" style:vertical-align="auto" fo:margin-top="0.0694in" fo:margin-bottom="0.0694in"/>
      <style:text-properties fo:hyphenate="true"/>
    </style:style>
    <style:style style:name="T54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46"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4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4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4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5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style:language-asian="en" style:country-asian="US" style:language-complex="ar" style:country-complex="SA" fo:hyphenate="true"/>
    </style:style>
    <style:style style:name="P551" style:parent-style-name="Normal" style:family="paragraph">
      <style:paragraph-properties fo:widows="2" fo:orphans="2" style:vertical-align="auto" fo:margin-top="0.0694in" fo:margin-bottom="0.0694in"/>
      <style:text-properties fo:hyphenate="true"/>
    </style:style>
    <style:style style:name="T55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5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5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557" style:parent-style-name="Normal" style:family="paragraph">
      <style:paragraph-properties fo:widows="2" fo:orphans="2" style:vertical-align="auto" fo:margin-top="0.0694in" fo:margin-bottom="0.0694in"/>
      <style:text-properties fo:hyphenate="true"/>
    </style:style>
    <style:style style:name="T55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5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2"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64"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6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68" style:parent-style-name="DefaultParagraphFont" style:family="text">
      <style:text-properties style:font-name="Courier New" style:font-name-asian="Times New Roman" style:font-name-complex="Courier New" style:letter-kerning="false" style:font-size-complex="10pt" fo:language="en" style:language-asian="en" style:country-asian="US" style:language-complex="ar" style:country-complex="SA"/>
    </style:style>
    <style:style style:name="P56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7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7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2" style:parent-style-name="DefaultParagraphFont" style:family="text">
      <style:text-properties style:font-name="Courier New" style:font-name-asian="Times New Roman" style:font-name-complex="Courier New" style:letter-kerning="false" style:font-size-complex="10pt" fo:language="en" style:language-asian="en" style:country-asian="US" style:language-complex="ar" style:country-complex="SA"/>
    </style:style>
    <style:style style:name="P5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574" style:parent-style-name="Normal" style:family="paragraph">
      <style:paragraph-properties fo:widows="2" fo:orphans="2" style:vertical-align="auto" fo:margin-top="0.0694in" fo:margin-bottom="0.0694in"/>
      <style:text-properties fo:hyphenate="true"/>
    </style:style>
    <style:style style:name="T57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7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7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8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81"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8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8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58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8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font-size-complex="10pt" fo:language="en" style:language-asian="en" style:country-asian="US" style:language-complex="ar" style:country-complex="SA" fo:hyphenate="true"/>
    </style:style>
    <style:style style:name="P587" style:parent-style-name="Normal" style:family="paragraph">
      <style:paragraph-properties fo:widows="2" fo:orphans="2" style:vertical-align="auto" fo:margin-top="0.0694in" fo:margin-bottom="0.0694in"/>
      <style:text-properties fo:hyphenate="true"/>
    </style:style>
    <style:style style:name="T58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89" style:parent-style-name="DefaultParagraphFont" style:family="text">
      <style:text-properties style:font-name-asian="Times New Roman" style:font-name-complex="Times New Roman" fo:font-style="italic" style:font-style-asian="italic" style:font-style-complex="italic" style:letter-kerning="false" fo:language="en" style:language-asian="en" style:country-asian="US" style:language-complex="ar" style:country-complex="SA"/>
    </style:style>
    <style:style style:name="T59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9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92" style:parent-style-name="Normal" style:family="paragraph">
      <style:paragraph-properties fo:widows="2" fo:orphans="2" style:vertical-align="auto" fo:margin-top="0.0694in" fo:margin-bottom="0.0694in"/>
      <style:text-properties fo:hyphenate="true"/>
    </style:style>
    <style:style style:name="P59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94" style:parent-style-name="Normal" style:family="paragraph">
      <style:paragraph-properties fo:text-align="justify"/>
    </style:style>
    <style:style style:name="T595" style:parent-style-name="_tgc" style:family="text">
      <style:text-properties fo:font-weight="bold" style:font-weight-asian="bold" style:font-weight-complex="bold"/>
    </style:style>
    <style:style style:name="T596" style:parent-style-name="_tgc" style:family="text">
      <style:text-properties fo:font-weight="bold" style:font-weight-asian="bold" style:font-weight-complex="bold"/>
    </style:style>
    <style:style style:name="T597" style:parent-style-name="_tgc" style:family="text">
      <style:text-properties fo:font-weight="bold" style:font-weight-asian="bold" fo:color="#7030A0" style:text-underline-type="single" style:text-underline-style="solid" style:text-underline-width="auto" style:text-underline-mode="continuous"/>
    </style:style>
    <style:style style:name="T598" style:parent-style-name="_tgc" style:family="text">
      <style:text-properties fo:color="#002060"/>
    </style:style>
    <style:style style:name="T599" style:parent-style-name="_tgc" style:family="text">
      <style:text-properties fo:color="#7030A0"/>
    </style:style>
    <style:style style:name="P60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FF0000" style:font-size-complex="10pt"/>
    </style:style>
    <style:style style:name="P60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ize-complex="10pt"/>
    </style:style>
    <style:style style:name="P608" style:parent-style-name="HTMLPreformatted" style:family="paragraph">
      <style:text-properties fo:font-size="12pt" style:font-size-asian="12pt"/>
    </style:style>
    <style:style style:name="P609" style:parent-style-name="HTMLPreformatted" style:family="paragraph">
      <style:text-properties fo:font-size="12pt" style:font-size-asian="12pt"/>
    </style:style>
    <style:style style:name="P61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style>
    <style:style style:name="P61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FF0000" style:font-size-complex="10pt"/>
    </style:style>
    <style:style style:name="P612" style:parent-style-name="HTMLPreformatted" style:family="paragraph">
      <style:text-properties fo:font-size="12pt" style:font-size-asian="12pt"/>
    </style:style>
    <style:style style:name="P613" style:parent-style-name="HTMLPreformatted" style:family="paragraph">
      <style:text-properties fo:font-size="12pt" style:font-size-asian="12pt"/>
    </style:style>
    <style:style style:name="P614" style:parent-style-name="HTMLPreformatted" style:family="paragraph">
      <style:text-properties fo:font-size="12pt" style:font-size-asian="12pt"/>
    </style:style>
    <style:style style:name="P615" style:parent-style-name="HTMLPreformatted" style:family="paragraph">
      <style:text-properties fo:font-size="12pt" style:font-size-asian="12pt"/>
    </style:style>
    <style:style style:name="P616" style:parent-style-name="HTMLPreformatted" style:family="paragraph">
      <style:text-properties fo:font-weight="bold" style:font-weight-asian="bold" fo:color="#FF0000" fo:font-size="12pt" style:font-size-asian="12pt"/>
    </style:style>
    <style:style style:name="P617" style:parent-style-name="HTMLPreformatted" style:family="paragraph">
      <style:text-properties fo:font-size="12pt" style:font-size-asian="12pt"/>
    </style:style>
    <style:style style:name="P618" style:parent-style-name="HTMLPreformatted" style:family="paragraph">
      <style:text-properties fo:font-size="12pt" style:font-size-asian="12pt"/>
    </style:style>
    <style:style style:name="P619" style:parent-style-name="HTMLPreformatted" style:family="paragraph">
      <style:text-properties fo:font-size="12pt" style:font-size-asian="12pt"/>
    </style:style>
    <style:style style:name="P620" style:parent-style-name="HTMLPreformatted" style:family="paragraph">
      <style:text-properties fo:font-size="12pt" style:font-size-asian="12pt"/>
    </style:style>
    <style:style style:name="P621" style:parent-style-name="HTMLPreformatted" style:family="paragraph">
      <style:text-properties fo:font-size="12pt" style:font-size-asian="12pt"/>
    </style:style>
    <style:style style:name="P622" style:parent-style-name="HTMLPreformatted" style:family="paragraph">
      <style:text-properties fo:font-size="12pt" style:font-size-asian="12pt"/>
    </style:style>
    <style:style style:name="P623" style:parent-style-name="HTMLPreformatted" style:family="paragraph">
      <style:text-properties style:font-name="Cambria" fo:color="#FF0000"/>
    </style:style>
    <style:style style:name="P624" style:parent-style-name="HTMLPreformatted" style:family="paragraph">
      <style:text-properties style:font-name="Cambria" fo:font-weight="bold" style:font-weight-asian="bold" fo:font-size="14pt" style:font-size-asian="14pt"/>
    </style:style>
    <style:style style:name="P625" style:parent-style-name="HTMLPreformatted" style:family="paragraph">
      <style:text-properties fo:font-size="12pt" style:font-size-asian="12pt"/>
    </style:style>
    <style:style style:name="P626" style:parent-style-name="HTMLPreformatted" style:family="paragraph">
      <style:text-properties fo:font-size="12pt" style:font-size-asian="12pt"/>
    </style:style>
    <style:style style:name="P627" style:parent-style-name="HTMLPreformatted" style:family="paragraph">
      <style:paragraph-properties fo:text-align="justify"/>
    </style:style>
    <style:style style:name="P628" style:parent-style-name="HTMLPreformatted" style:family="paragraph">
      <style:paragraph-properties fo:text-align="justify"/>
    </style:style>
    <style:style style:name="T629" style:parent-style-name="DefaultParagraphFont" style:family="text">
      <style:text-properties fo:font-size="11pt" style:font-size-asian="11pt"/>
    </style:style>
    <style:style style:name="T630" style:parent-style-name="DefaultParagraphFont" style:family="text">
      <style:text-properties style:font-name="Cambria" fo:font-weight="bold" style:font-weight-asian="bold" fo:color="#943634" fo:font-size="12pt" style:font-size-asian="12pt"/>
    </style:style>
    <style:style style:name="T631" style:parent-style-name="DefaultParagraphFont" style:family="text">
      <style:text-properties style:font-name="Cambria" fo:font-size="12pt" style:font-size-asian="12pt"/>
    </style:style>
    <style:style style:name="T632" style:parent-style-name="DefaultParagraphFont" style:family="text">
      <style:text-properties style:font-name="Cambria" fo:font-size="12pt" style:font-size-asian="12pt"/>
    </style:style>
    <style:style style:name="P633" style:parent-style-name="NoSpacing" style:family="paragraph">
      <style:text-properties style:font-name="Cambria" style:font-name-complex="Calibri" fo:font-size="16pt" style:font-size-asian="16pt"/>
    </style:style>
    <style:style style:name="P634" style:parent-style-name="NoSpacing" style:family="paragraph">
      <style:text-properties style:font-name="Cambria" style:font-name-complex="Calibri" fo:font-size="16pt" style:font-size-asian="16pt"/>
    </style:style>
    <style:style style:name="P635" style:parent-style-name="NoSpacing" style:family="paragraph">
      <style:text-properties style:font-name="Cambria" style:font-name-complex="Calibri" fo:font-size="16pt" style:font-size-asian="16pt"/>
    </style:style>
    <style:style style:name="T636" style:parent-style-name="DefaultParagraphFont" style:family="text">
      <style:text-properties style:font-name="Cambria" style:font-name-complex="Calibri" fo:font-size="16pt" style:font-size-asian="16pt"/>
    </style:style>
    <style:style style:name="T637" style:parent-style-name="DefaultParagraphFont" style:family="text">
      <style:text-properties fo:font-size="12pt" style:font-size-asian="12pt"/>
    </style:style>
    <style:style style:name="P63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Chapter 6 :-Advanced File Permissions</text:p>
      <text:p text:style-name="Standard"/>
      <text:p text:style-name="Standard"/>
      <text:p text:style-name="P2">Understanding and Using File Permissions</text:p>
      <text:p text:style-name="P3"><text:span text:style-name="T4">In Linux and Unix, everything is a file. Directories are files, files are files and devices are files.<text:s/></text:span><text:span text:style-name="T5">Devices are usually referred to as a node; however, they are still files. All of the files on a system have permissions that allow or prevent others from viewing, modifying or executing. If the file is of type Directory then it restricts different actions<text:s/></text:span><text:span text:style-name="T6">than files and device nodes. The super user "root" has the ability to access any file on the system. Each file has access restrictions with permissions, user restrictions with owner/group association. Permissions are referred to as bits.<text:s/></text:span></text:p>
      <text:p text:style-name="P7"><text:span text:style-name="T8">To change or edit</text:span><text:span text:style-name="T9"><text:s/>files that are owned by root,<text:s/></text:span><text:span text:style-name="T10">sudo</text:span><text:span text:style-name="T11"><text:s/>must be used - please see<text:s/></text:span><text:a xlink:href="https://help.ubuntu.com/community/RootSudo" office:target-frame-name="_top" xlink:show="replace"><text:span text:style-name="T12">RootSudo</text:span></text:a><text:span text:style-name="T13"><text:s/>for details.<text:s/></text:span></text:p>
      <text:p text:style-name="P14">If the owner read &amp; execute bit are on, then the permissions are:<text:s/></text:p>
      <text:p text:style-name="P15">-r-x------</text:p>
      <text:p text:style-name="P16">There are three types of access<text:s/>restrictions:<text:s/></text:p>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text:span text:style-name="T24">Permission</text:span></text:p>
          </table:table-cell>
          <table:table-cell table:style-name="TableCell25">
            <text:p text:style-name="P26"><text:span text:style-name="T27">Action</text:span></text:p>
          </table:table-cell>
          <table:table-cell table:style-name="TableCell28">
            <text:p text:style-name="P29"><text:span text:style-name="T30">chmod option</text:span></text:p>
          </table:table-cell>
        </table:table-row>
        <table:table-row table:style-name="TableRow31">
          <table:table-cell table:style-name="TableCell32">
            <text:p text:style-name="P33">read</text:p>
          </table:table-cell>
          <table:table-cell table:style-name="TableCell34">
            <text:p text:style-name="P35">(view)<text:s/></text:p>
          </table:table-cell>
          <table:table-cell table:style-name="TableCell36">
            <text:p text:style-name="P37">r or 4</text:p>
          </table:table-cell>
        </table:table-row>
        <table:table-row table:style-name="TableRow38">
          <table:table-cell table:style-name="TableCell39">
            <text:p text:style-name="P40">write</text:p>
          </table:table-cell>
          <table:table-cell table:style-name="TableCell41">
            <text:p text:style-name="P42">(edit)<text:s/></text:p>
          </table:table-cell>
          <table:table-cell table:style-name="TableCell43">
            <text:p text:style-name="P44">w or 2</text:p>
          </table:table-cell>
        </table:table-row>
        <table:table-row table:style-name="TableRow45">
          <table:table-cell table:style-name="TableCell46">
            <text:p text:style-name="P47">execute</text:p>
          </table:table-cell>
          <table:table-cell table:style-name="TableCell48">
            <text:p text:style-name="P49">(execute)<text:s/></text:p>
          </table:table-cell>
          <table:table-cell table:style-name="TableCell50">
            <text:p text:style-name="P51">x or 1</text:p>
          </table:table-cell>
        </table:table-row>
      </table:table>
      <text:p text:style-name="P52">There are also three types of user restrictions:<text:s/></text:p>
      <table:table table:style-name="Table53">
        <table:table-columns>
          <table:table-column table:style-name="TableColumn54"/>
          <table:table-column table:style-name="TableColumn55"/>
        </table:table-columns>
        <table:table-row table:style-name="TableRow56">
          <table:table-cell table:style-name="TableCell57">
            <text:p text:style-name="P58"><text:span text:style-name="T59">User</text:span></text:p>
          </table:table-cell>
          <table:table-cell table:style-name="TableCell60">
            <text:p text:style-name="P61"><text:span text:style-name="T62">ls</text:span><text:span text:style-name="T63"><text:s/>output</text:span></text:p>
          </table:table-cell>
        </table:table-row>
        <table:table-row table:style-name="TableRow64">
          <table:table-cell table:style-name="TableCell65">
            <text:p text:style-name="P66">owner</text:p>
          </table:table-cell>
          <table:table-cell table:style-name="TableCell67">
            <text:p text:style-name="P68"><text:span text:style-name="T69">-rwx------</text:span></text:p>
          </table:table-cell>
        </table:table-row>
        <table:table-row table:style-name="TableRow70">
          <table:table-cell table:style-name="TableCell71">
            <text:p text:style-name="P72">group</text:p>
          </table:table-cell>
          <table:table-cell table:style-name="TableCell73">
            <text:p text:style-name="P74"><text:span text:style-name="T75">----rwx---</text:span></text:p>
          </table:table-cell>
        </table:table-row>
        <table:table-row table:style-name="TableRow76">
          <table:table-cell table:style-name="TableCell77">
            <text:p text:style-name="P78">other</text:p>
          </table:table-cell>
          <table:table-cell table:style-name="TableCell79">
            <text:p text:style-name="P80"><text:span text:style-name="T81">-------rwx</text:span></text:p>
          </table:table-cell>
        </table:table-row>
      </table:table>
      <text:p text:style-name="P82"><text:span text:style-name="T83">Note:</text:span><text:span text:style-name="T84"><text:s/>The<text:s/></text:span><text:span text:style-name="T85">restriction type scope is not inheritable: the file owner will be unaffected by restrictions set for his group or everybody else.<text:s/></text:span></text:p>
      <text:p text:style-name="P86"/>
      <text:p text:style-name="P87">Folder/Directory Permissions</text:p>
      <text:p text:style-name="P88">Directories have directory permissions. The directory permissions restrict different actions than with files or device nodes.<text:s/></text:p>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text:span text:style-name="T96">Permission</text:span></text:p>
          </table:table-cell>
          <table:table-cell table:style-name="TableCell97">
            <text:p text:style-name="P98"><text:span text:style-name="T99">Action</text:span></text:p>
          </table:table-cell>
          <table:table-cell table:style-name="TableCell100">
            <text:p text:style-name="P101"><text:span text:style-name="T102">chmod option</text:span></text:p>
          </table:table-cell>
        </table:table-row>
        <table:table-row table:style-name="TableRow103">
          <table:table-cell table:style-name="TableCell104">
            <text:p text:style-name="P105">read</text:p>
          </table:table-cell>
          <table:table-cell table:style-name="TableCell106">
            <text:p text:style-name="P107">(view contents, i.e. ls command)<text:s/></text:p>
          </table:table-cell>
          <table:table-cell table:style-name="TableCell108">
            <text:p text:style-name="P109">r or 4</text:p>
          </table:table-cell>
        </table:table-row>
        <table:table-row table:style-name="TableRow110">
          <table:table-cell table:style-name="TableCell111">
            <text:p text:style-name="P112">write</text:p>
          </table:table-cell>
          <table:table-cell table:style-name="TableCell113">
            <text:p text:style-name="P114">(create or remove files from dir)<text:s/></text:p>
          </table:table-cell>
          <table:table-cell table:style-name="TableCell115">
            <text:p text:style-name="P116">w or 2</text:p>
          </table:table-cell>
        </table:table-row>
        <table:table-row table:style-name="TableRow117">
          <table:table-cell table:style-name="TableCell118">
            <text:p text:style-name="P119">execute</text:p>
          </table:table-cell>
          <table:table-cell table:style-name="TableCell120">
            <text:p text:style-name="P121">(cd into directory)<text:s/></text:p>
          </table:table-cell>
          <table:table-cell table:style-name="TableCell122">
            <text:p text:style-name="P123">x or 1</text:p>
          </table:table-cell>
        </table:table-row>
      </table:table>
      <text:list text:style-name="LFO1" text:continue-numbering="true">
        <text:list-item>
          <text:p text:style-name="P124"><text:span text:style-name="T125">read restricts or allows viewing the directories contents,<text:s/></text:span><text:span text:style-name="T126">i.e.<text:s/></text:span><text:span text:style-name="T127">ls</text:span><text:span text:style-name="T128"><text:s/>command<text:s/></text:span></text:p>
        </text:list-item>
        <text:list-item>
          <text:p text:style-name="P129"><text:span text:style-name="T130">write restricts or allows creating new files or deleting files in the directory. (Caution:<text:s/></text:span><text:span text:style-name="T131">write access for a directory allows deleting of files in the directory even if the user does not have write permissions for the file!</text:span><text:span text:style-name="T132">)<text:s/></text:span></text:p>
        </text:list-item>
        <text:list-item>
          <text:p text:style-name="P133"><text:span text:style-name="T134">execute rest</text:span><text:span text:style-name="T135">ricts or allows changing into the directory, i.e.<text:s/></text:span><text:span text:style-name="T136">cd</text:span><text:span text:style-name="T137"><text:s/>command<text:s/></text:span></text:p>
        </text:list-item>
      </text:list>
      <text:soft-page-break/>
      <text:p text:style-name="P138"><text:span text:style-name="T139"><draw:frame draw:style-name="a0" draw:name="Picture 3" text:anchor-type="as-char" svg:x="0in" svg:y="0in" svg:width="0.16667in" svg:height="0.16667in" style:rel-width="scale" style:rel-height="scale"><draw:image xlink:href="media/image1.png" xlink:type="simple" xlink:show="embed" xlink:actuate="onLoad"/><svg:title/><svg:desc>Info &lt;!&gt;</svg:desc></draw:frame></text:span><text:span text:style-name="T140">Folders (directories) must have 'execute' permissions set (x or 1), or folders (directories) will NOT FUNCTION as folders (directories) and WILL DISAPPEAR from view in the file browser<text:s/></text:span><text:span text:style-name="T141">(Nautilus).</text:span><text:span text:style-name="T142"><text:s/></text:span></text:p>
      <text:p text:style-name="P143">Permissions in Action</text:p>
      <text:p text:style-name="P144">user@host:/home/user$ ls -l /etc/hosts</text:p>
      <text:p text:style-name="P145">-rw-r--r-- <text:s/>1 root root 288 2005-11-13 19:24 /etc/hosts</text:p>
      <text:p text:style-name="P146">Using the example above we have the file "/etc/hosts" which is owned by the user root and belongs to the<text:s/>root group.<text:s/></text:p>
      <text:p text:style-name="P147">What are the permissions from the above /etc/hosts ls output?<text:s/></text:p>
      <text:p text:style-name="P148">-rw-r--r--</text:p>
      <text:p text:style-name="P149"/>
      <text:p text:style-name="P150">owner = Read &amp; Write (rw-)</text:p>
      <text:p text:style-name="P151">group = Read (r--)</text:p>
      <text:p text:style-name="P152">other = Read (r--)</text:p>
      <text:p text:style-name="P153">Changing Permissions</text:p>
      <text:p text:style-name="P154">The command to use when modifying permissions is chmod. There are two ways to modify permissions, with numbers or with letters. Using letters is easier to understand for most people. When modifying permissions be careful not to create security problems. Some files are configured to have very restrictive permissions to prevent unauthorized access. For example, the /etc/shadow file (file that stores all local user passwords) does not have permissions for regular users to read or otherwise access.<text:s/></text:p>
      <text:p text:style-name="P155">user@host:/home/user# ls -l /etc/shadow</text:p>
      <text:p text:style-name="P156">-rw-r----- <text:s/>1 root shadow 869 2005-11-08 13:16 /etc/shadow</text:p>
      <text:p text:style-name="P157"/>
      <text:p text:style-name="P158">Permissions:</text:p>
      <text:p text:style-name="P159">owner = Read &amp; Write (rw-)</text:p>
      <text:p text:style-name="P160">group = Read (r--)</text:p>
      <text:p text:style-name="P161">other = None (---)</text:p>
      <text:p text:style-name="P162"/>
      <text:p text:style-name="P163">Ownership:</text:p>
      <text:p text:style-name="P164">owner = root</text:p>
      <text:p text:style-name="P165">group = shadow</text:p>
      <text:p text:style-name="P166"/>
      <text:p text:style-name="P167">chmod with Letters</text:p>
      <text:p text:style-name="P168">Usage: chmod {options} filename</text:p>
      <table:table table:style-name="Table169">
        <table:table-columns>
          <table:table-column table:style-name="TableColumn170"/>
          <table:table-column table:style-name="TableColumn171"/>
        </table:table-columns>
        <table:table-row table:style-name="TableRow172">
          <table:table-cell table:style-name="TableCell173">
            <text:p text:style-name="P174"><text:span text:style-name="T175">Options</text:span></text:p>
          </table:table-cell>
          <table:table-cell table:style-name="TableCell176">
            <text:p text:style-name="P177"><text:span text:style-name="T178">Definition</text:span></text:p>
          </table:table-cell>
        </table:table-row>
        <table:table-row table:style-name="TableRow179">
          <table:table-cell table:style-name="TableCell180">
            <text:p text:style-name="P181">u<text:s/></text:p>
          </table:table-cell>
          <table:table-cell table:style-name="TableCell182">
            <text:p text:style-name="P183">owner<text:s/></text:p>
          </table:table-cell>
        </table:table-row>
        <table:table-row table:style-name="TableRow184">
          <table:table-cell table:style-name="TableCell185">
            <text:p text:style-name="P186">g<text:s/></text:p>
          </table:table-cell>
          <table:table-cell table:style-name="TableCell187">
            <text:p text:style-name="P188">group<text:s/></text:p>
          </table:table-cell>
        </table:table-row>
        <table:table-row table:style-name="TableRow189">
          <table:table-cell table:style-name="TableCell190">
            <text:p text:style-name="P191">o<text:s/></text:p>
          </table:table-cell>
          <table:table-cell table:style-name="TableCell192">
            <text:p text:style-name="P193">other<text:s/></text:p>
          </table:table-cell>
        </table:table-row>
        <table:table-row table:style-name="TableRow194">
          <table:table-cell table:style-name="TableCell195">
            <text:p text:style-name="P196">a<text:s/></text:p>
          </table:table-cell>
          <table:table-cell table:style-name="TableCell197">
            <text:p text:style-name="P198">all (same as ugo)<text:s/></text:p>
          </table:table-cell>
        </table:table-row>
        <table:table-row table:style-name="TableRow199">
          <table:table-cell table:style-name="TableCell200">
            <text:p text:style-name="P201">x<text:s/></text:p>
          </table:table-cell>
          <table:table-cell table:style-name="TableCell202">
            <text:p text:style-name="P203">execute<text:s/></text:p>
          </table:table-cell>
        </table:table-row>
        <table:table-row table:style-name="TableRow204">
          <table:table-cell table:style-name="TableCell205">
            <text:p text:style-name="P206">w<text:s/></text:p>
          </table:table-cell>
          <table:table-cell table:style-name="TableCell207">
            <text:p text:style-name="P208">write<text:s/></text:p>
          </table:table-cell>
        </table:table-row>
        <table:table-row table:style-name="TableRow209">
          <table:table-cell table:style-name="TableCell210">
            <text:p text:style-name="P211">r<text:s/></text:p>
          </table:table-cell>
          <table:table-cell table:style-name="TableCell212">
            <text:p text:style-name="P213">read<text:s/></text:p>
          </table:table-cell>
        </table:table-row>
        <table:table-row table:style-name="TableRow214">
          <table:table-cell table:style-name="TableCell215">
            <text:p text:style-name="P216">+<text:s/></text:p>
          </table:table-cell>
          <table:table-cell table:style-name="TableCell217">
            <text:p text:style-name="P218">add permission<text:s/></text:p>
          </table:table-cell>
        </table:table-row>
        <text:soft-page-break/>
        <table:table-row table:style-name="TableRow219">
          <table:table-cell table:style-name="TableCell220">
            <text:p text:style-name="P221">-<text:s/></text:p>
          </table:table-cell>
          <table:table-cell table:style-name="TableCell222">
            <text:p text:style-name="P223">remove permission<text:s/></text:p>
          </table:table-cell>
        </table:table-row>
        <table:table-row table:style-name="TableRow224">
          <table:table-cell table:style-name="TableCell225">
            <text:p text:style-name="P226">=<text:s/></text:p>
          </table:table-cell>
          <table:table-cell table:style-name="TableCell227">
            <text:p text:style-name="P228">set permission<text:s/></text:p>
          </table:table-cell>
        </table:table-row>
      </table:table>
      <text:p text:style-name="P229">Here are a few examples of chmod usage with letters (try these out on your system).<text:s/></text:p>
      <text:p text:style-name="P230">First create some empty files:<text:s/></text:p>
      <text:p text:style-name="P231">user@host:/home/user$<text:s/>touch file1 file2 file3 file4</text:p>
      <text:p text:style-name="P232">user@host:/home/user$ ls -l</text:p>
      <text:p text:style-name="P233">total 0</text:p>
      <text:p text:style-name="P234">-rw-r--r-- <text:s/>1 user user 0 Nov 19 20:13 file1</text:p>
      <text:p text:style-name="P235">-rw-r--r-- <text:s/>1 user user 0 Nov 19 20:13 file2</text:p>
      <text:p text:style-name="P236">-rw-r--r-- <text:s/>1 user user 0 Nov 19 20:13 file3</text:p>
      <text:p text:style-name="P237">-rw-r--r-- <text:s/>1 user user 0 Nov 19 20:13 file4</text:p>
      <text:p text:style-name="P238">Add owner<text:s/>execute bit:<text:s/></text:p>
      <text:p text:style-name="P239">user@host:/home/user$ chmod u+x file1</text:p>
      <text:p text:style-name="P240">user@host:/home/user$ ls -l file1</text:p>
      <text:p text:style-name="P241">-rwxr--r-- <text:s/>1 user user 0 Nov 19 20:13 file1</text:p>
      <text:p text:style-name="P242">Add other write &amp; execute bit:<text:s/></text:p>
      <text:p text:style-name="P243">user@host:/home/user$ chmod o+wx file2</text:p>
      <text:p text:style-name="P244">user@host:/home/user$ ls -l file2</text:p>
      <text:p text:style-name="P245">-rw-r--rwx <text:s/>1 user user 0 Nov 19 20:13 file2</text:p>
      <text:p text:style-name="P246">Remove group read bit:<text:s/></text:p>
      <text:p text:style-name="P247">user@host:/home/user$ chmod g-r file3</text:p>
      <text:p text:style-name="P248">user@host:/home/user$ ls -l file3</text:p>
      <text:p text:style-name="P249">-rw----r-- <text:s/>1 user user 0 Nov 19 20:13 file3</text:p>
      <text:p text:style-name="P250">Add read, write and execute to everyone:<text:s/></text:p>
      <text:p text:style-name="P251">user@host:/home/user$ chmod ugo+rwx file4</text:p>
      <text:p text:style-name="P252">user@host:/home/user$ ls -l file4</text:p>
      <text:p text:style-name="P253">-rwxrwxrwx <text:s/>1 user user 0 Nov 19 20:13 file4</text:p>
      <text:p text:style-name="P254">user@host:/home/user$</text:p>
      <text:p text:style-name="P255"/>
      <text:p text:style-name="P256">chmod with Numbers</text:p>
      <text:p text:style-name="P257">Usage: chmod {options} filename</text:p>
      <table:table table:style-name="Table258">
        <table:table-columns>
          <table:table-column table:style-name="TableColumn259"/>
          <table:table-column table:style-name="TableColumn260"/>
        </table:table-columns>
        <table:table-row table:style-name="TableRow261">
          <table:table-cell table:style-name="TableCell262">
            <text:p text:style-name="P263"><text:span text:style-name="T264">Options</text:span></text:p>
          </table:table-cell>
          <table:table-cell table:style-name="TableCell265">
            <text:p text:style-name="P266"><text:span text:style-name="T267">Definition</text:span></text:p>
          </table:table-cell>
        </table:table-row>
        <table:table-row table:style-name="TableRow268">
          <table:table-cell table:style-name="TableCell269">
            <text:p text:style-name="P270"><text:span text:style-name="T271">#--</text:span><text:span text:style-name="T272"><text:s/></text:span></text:p>
          </table:table-cell>
          <table:table-cell table:style-name="TableCell273">
            <text:p text:style-name="P274">owner<text:s/></text:p>
          </table:table-cell>
        </table:table-row>
        <table:table-row table:style-name="TableRow275">
          <table:table-cell table:style-name="TableCell276">
            <text:p text:style-name="P277"><text:span text:style-name="T278">-#-</text:span><text:span text:style-name="T279"><text:s/></text:span></text:p>
          </table:table-cell>
          <table:table-cell table:style-name="TableCell280">
            <text:p text:style-name="P281">group<text:s/></text:p>
          </table:table-cell>
        </table:table-row>
        <table:table-row table:style-name="TableRow282">
          <table:table-cell table:style-name="TableCell283">
            <text:p text:style-name="P284"><text:span text:style-name="T285">--#</text:span><text:span text:style-name="T286"><text:s/></text:span></text:p>
          </table:table-cell>
          <table:table-cell table:style-name="TableCell287">
            <text:p text:style-name="P288">other<text:s/></text:p>
          </table:table-cell>
        </table:table-row>
        <table:table-row table:style-name="TableRow289">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1<text:s/></text:p>
          </table:table-cell>
          <table:table-cell table:style-name="TableCell297">
            <text:p text:style-name="P298">execute<text:s/></text:p>
          </table:table-cell>
        </table:table-row>
        <table:table-row table:style-name="TableRow299">
          <table:table-cell table:style-name="TableCell300">
            <text:p text:style-name="P301">2<text:s/></text:p>
          </table:table-cell>
          <table:table-cell table:style-name="TableCell302">
            <text:p text:style-name="P303">write<text:s/></text:p>
          </table:table-cell>
        </table:table-row>
        <table:table-row table:style-name="TableRow304">
          <table:table-cell table:style-name="TableCell305">
            <text:p text:style-name="P306">4<text:s/></text:p>
          </table:table-cell>
          <table:table-cell table:style-name="TableCell307">
            <text:p text:style-name="P308">read<text:s/></text:p>
          </table:table-cell>
        </table:table-row>
      </table:table>
      <text:p text:style-name="P309"><text:span text:style-name="T310">Owner,<text:s/></text:span><text:span text:style-name="T311">Group and Other is represented by three numbers. To get the value for the options determine the type of access needed for the file then add.<text:s/></text:span></text:p>
      <text:p text:style-name="P312">For example if you want a file that has -rw-rw-rwx permissions you will use the following:<text:s/></text:p>
      <table:table table:style-name="Table313">
        <table:table-columns>
          <table:table-column table:style-name="TableColumn314"/>
          <table:table-column table:style-name="TableColumn315"/>
          <table:table-column table:style-name="TableColumn316"/>
        </table:table-columns>
        <table:table-row table:style-name="TableRow317">
          <table:table-cell table:style-name="TableCell318">
            <text:soft-page-break/>
            <text:p text:style-name="P319"><text:span text:style-name="T320">Owner</text:span></text:p>
          </table:table-cell>
          <table:table-cell table:style-name="TableCell321">
            <text:p text:style-name="P322"><text:span text:style-name="T323">Group</text:span></text:p>
          </table:table-cell>
          <table:table-cell table:style-name="TableCell324">
            <text:p text:style-name="P325"><text:span text:style-name="T326">Other</text:span></text:p>
          </table:table-cell>
        </table:table-row>
        <table:table-row table:style-name="TableRow327">
          <table:table-cell table:style-name="TableCell328">
            <text:p text:style-name="P329">read &amp; write</text:p>
          </table:table-cell>
          <table:table-cell table:style-name="TableCell330">
            <text:p text:style-name="P331">read &amp; write<text:s/></text:p>
          </table:table-cell>
          <table:table-cell table:style-name="TableCell332">
            <text:p text:style-name="P333">read, write &amp; execute</text:p>
          </table:table-cell>
        </table:table-row>
        <table:table-row table:style-name="TableRow334">
          <table:table-cell table:style-name="TableCell335">
            <text:p text:style-name="P336">4+2=6<text:s/></text:p>
          </table:table-cell>
          <table:table-cell table:style-name="TableCell337">
            <text:p text:style-name="P338">4+2=6<text:s/></text:p>
          </table:table-cell>
          <table:table-cell table:style-name="TableCell339">
            <text:p text:style-name="P340">4+2+1=7<text:s/></text:p>
          </table:table-cell>
        </table:table-row>
      </table:table>
      <text:p text:style-name="P341">user@host:/home/user$ chmod 667 filename</text:p>
      <text:p text:style-name="P342">Another example if you want a file that has --w-r-x--x permissions you will use the following:<text:s/></text:p>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P349"><text:span text:style-name="T350">Owner</text:span></text:p>
          </table:table-cell>
          <table:table-cell table:style-name="TableCell351">
            <text:p text:style-name="P352"><text:span text:style-name="T353">Group</text:span></text:p>
          </table:table-cell>
          <table:table-cell table:style-name="TableCell354">
            <text:p text:style-name="P355"><text:span text:style-name="T356">Other</text:span></text:p>
          </table:table-cell>
        </table:table-row>
        <table:table-row table:style-name="TableRow357">
          <table:table-cell table:style-name="TableCell358">
            <text:p text:style-name="P359">write</text:p>
          </table:table-cell>
          <table:table-cell table:style-name="TableCell360">
            <text:p text:style-name="P361">read &amp; execute<text:s/></text:p>
          </table:table-cell>
          <table:table-cell table:style-name="TableCell362">
            <text:p text:style-name="P363">execute</text:p>
          </table:table-cell>
        </table:table-row>
        <table:table-row table:style-name="TableRow364">
          <table:table-cell table:style-name="TableCell365">
            <text:p text:style-name="P366">2<text:s/></text:p>
          </table:table-cell>
          <table:table-cell table:style-name="TableCell367">
            <text:p text:style-name="P368">4+1=5<text:s/></text:p>
          </table:table-cell>
          <table:table-cell table:style-name="TableCell369">
            <text:p text:style-name="P370">1<text:s/></text:p>
          </table:table-cell>
        </table:table-row>
      </table:table>
      <text:p text:style-name="P371"><text:span text:style-name="T372">user@host:/home/user$ chmod 251 filename</text:span></text:p>
      <text:p text:style-name="P373">Here are a few examples of chmod usage with numbers (try these out on your system).<text:s/></text:p>
      <text:p text:style-name="P374">First create some empty files:<text:s/></text:p>
      <text:p text:style-name="P375">user@host:/home/user$ touch file1 file2 file3 file4</text:p>
      <text:p text:style-name="P376">user@host:/home/user$<text:s/>ls -l</text:p>
      <text:p text:style-name="P377">total 0</text:p>
      <text:p text:style-name="P378">-rw-r--r-- <text:s/>1 user user 0 Nov 19 20:13 file1</text:p>
      <text:p text:style-name="P379">-rw-r--r-- <text:s/>1 user user 0 Nov 19 20:13 file2</text:p>
      <text:p text:style-name="P380">-rw-r--r-- <text:s/>1 user user 0 Nov 19 20:13 file3</text:p>
      <text:p text:style-name="P381">-rw-r--r-- <text:s/>1 user user 0 Nov 19 20:13 file4</text:p>
      <text:p text:style-name="P382">Add owner execute bit:<text:s/></text:p>
      <text:p text:style-name="P383">user@host:/home/user$ chmod 744 file1</text:p>
      <text:p text:style-name="P384">user@host:/home/user$ ls -l file1</text:p>
      <text:p text:style-name="P385">-rwxr--r-- <text:s/>1 user user 0 Nov 19 20:13 file1</text:p>
      <text:p text:style-name="P386">Add other write &amp; execute bit:<text:s/></text:p>
      <text:p text:style-name="P387">user@host:/home/user$ chmod 647 file2</text:p>
      <text:p text:style-name="P388">user@host:/home/user$ ls -l file2</text:p>
      <text:p text:style-name="P389">-rw-r--rwx <text:s/>1 user user 0 Nov 19 20:13 file2</text:p>
      <text:p text:style-name="P390">Remove group read bit:<text:s/></text:p>
      <text:p text:style-name="P391">user@host:/home/user$ chmod 604 file3</text:p>
      <text:p text:style-name="P392">user@host:/home/user$ ls -l file3</text:p>
      <text:p text:style-name="P393">-rw----r-- <text:s/>1 user user 0 Nov 19 20:13 file3</text:p>
      <text:p text:style-name="P394">Add read, write and execute to everyone:<text:s/></text:p>
      <text:p text:style-name="P395">user@host:/home/user$ chmod 777 file4</text:p>
      <text:p text:style-name="P396">user@host:/home/user$ ls -l file4</text:p>
      <text:p text:style-name="P397">-rwxrwxrwx <text:s/>1 user user 0 Nov<text:s/>19 20:13 file4</text:p>
      <text:p text:style-name="P398">user@host:/home/user$</text:p>
      <text:p text:style-name="P399">chmod with sudo</text:p>
      <text:p text:style-name="P400"><text:span text:style-name="T401">Changing permissions on files that you do not have ownership of: (</text:span><text:span text:style-name="T402">Note</text:span><text:span text:style-name="T403"><text:s/>that changing permissions the wrong way on the wrong files can quickly mess up your system a great deal! Please be careful when<text:s/></text:span><text:span text:style-name="T404">using<text:s/></text:span><text:span text:style-name="T405">sudo</text:span><text:span text:style-name="T406">!)<text:s/></text:span></text:p>
      <text:p text:style-name="P407">user@host:/home/user$ ls -l /usr/local/bin/somefile</text:p>
      <text:p text:style-name="P408">-rw-r--r-- <text:s/>1 root root 550 2005-11-13 19:45 /usr/local/bin/somefile</text:p>
      <text:p text:style-name="P409">user@host:/home/user$</text:p>
      <text:p text:style-name="P410"/>
      <text:p text:style-name="P411">user@host:/home/user$ sudo chmod o+x /usr/local/bin/somefile</text:p>
      <text:p text:style-name="P412"/>
      <text:soft-page-break/>
      <text:p text:style-name="P413">user@host:/home/user$ ls -l /usr/local/bin/somefile</text:p>
      <text:p text:style-name="P414">-rw-r--r-x <text:s/>1 root root 550 2005-11-13 19:45 /usr/local/bin/somefile</text:p>
      <text:p text:style-name="P415">user@host:/home/user$</text:p>
      <text:p text:style-name="P416">Recursive Permission Changes</text:p>
      <text:p text:style-name="P417">To change the permissions of multiple files and directories with one command. Please note the warning in the chmod with<text:s/>sudo section and the Warning with Recursive chmod section.<text:s/></text:p>
      <text:p text:style-name="P418">Recursive chmod with -R and sudo</text:p>
      <text:p text:style-name="P419">To change all the permissions of each file and folder under a specified directory at once, use sudo chmod with -R<text:s/></text:p>
      <text:p text:style-name="P420">user@host:/home/user$ sudo chmod 777 -R /path/to/someDirectory</text:p>
      <text:p text:style-name="P421">user@host:/home/user$ ls -l</text:p>
      <text:p text:style-name="P422">total 3</text:p>
      <text:p text:style-name="P423">-rwxrwxrwx <text:s/>1 user user 0 Nov 19 20:13 file1</text:p>
      <text:p text:style-name="P424">drwxrwxrwx <text:s/>2 user user 4096 Nov 19 20:13 folder</text:p>
      <text:p text:style-name="P425">-rwxrwxrwx <text:s/>1 user user 0 Nov 19 20:13 file2</text:p>
      <text:p text:style-name="P426">Recursive chmod using find, pipemill, and sudo</text:p>
      <text:p text:style-name="P427">To assign<text:s/>reasonably secure permissions to files and folders/directories, it's common to give files a permission of 644, and directories a 755 permission, since chmod -R assigns to both. Use sudo, the find command, and a pipemill to chmod as in the following examples.<text:s/></text:p>
      <text:p text:style-name="P428">To change permission of only files under a specified directory.<text:s/></text:p>
      <text:p text:style-name="P429">user@host:/home/user$ sudo find /path/to/someDirectory -type f -print0 | xargs -0 sudo chmod 644</text:p>
      <text:p text:style-name="P430">user@host:/home/user$ ls -l</text:p>
      <text:p text:style-name="P431">total 3</text:p>
      <text:p text:style-name="P432">-rw-r--r-- <text:s/>1 user user 0 Nov 19 20:13 file1</text:p>
      <text:p text:style-name="P433">drwxrwxrwx <text:s/>2 user user 4096 Nov 19 20:13 folder</text:p>
      <text:p text:style-name="P434">-rw-r--r-- <text:s/>1 user user 0 Nov 19 20:13 file2</text:p>
      <text:p text:style-name="P435">To change permission of only directories under a specified directory (including that directory):<text:s/></text:p>
      <text:p text:style-name="P436">user@host:/home/user$ sudo find /path/to/someDirectory -type d -print0 |<text:s/>xargs -0 sudo chmod 755<text:s/></text:p>
      <text:p text:style-name="P437">user@host:/home/user$ ls -l</text:p>
      <text:p text:style-name="P438">total 3</text:p>
      <text:p text:style-name="P439">-rw-r--r-- <text:s/>1 user user 0 Nov 19 20:13 file1</text:p>
      <text:p text:style-name="P440">drwxr-xr-x <text:s/>2 user user 4096 Nov 19 20:13 folder</text:p>
      <text:p text:style-name="P441">-rw-r--r-- <text:s/>1 user user 0 Nov 19 20:13 file2</text:p>
      <text:p text:style-name="P442"/>
      <text:p text:style-name="P443">Warning with Recursive chmod</text:p>
      <text:p text:style-name="P444">WARNING: Although it's<text:s/>been said, it's worth mentioning in context of a gotcha typo. Please note, Recursively deleting or chown-ing files are extremely dangerous. You will not be the first, nor the last, person to add one too many spaces into the command. This example will hose<text:s/>your system:<text:s/></text:p>
      <text:p text:style-name="P445">user@host:/home/user$ sudo chmod -R / home/john/Desktop/tempfiles</text:p>
      <text:p text:style-name="P446">Note the space between the first / and home.<text:s/></text:p>
      <text:p text:style-name="P447">You have been warned.<text:s/></text:p>
      <text:p text:style-name="P448">Changing the File Owner and Group</text:p>
      <text:p text:style-name="P449"><text:span text:style-name="T450">A file's owner can be changed using the<text:s/></text:span><text:span text:style-name="T451">chown</text:span><text:span text:style-name="T452"><text:s/>command. For example, to<text:s/></text:span><text:span text:style-name="T453">change the<text:s/></text:span><text:span text:style-name="T454">foobar</text:span><text:span text:style-name="T455"><text:s/>file's owner to<text:s/></text:span><text:span text:style-name="T456">tux</text:span><text:span text:style-name="T457">:<text:s/></text:span></text:p>
      <text:p text:style-name="P458">user@host:/home/user$ sudo chown tux foobar</text:p>
      <text:soft-page-break/>
      <text:p text:style-name="P459"><text:span text:style-name="T460">To change the<text:s/></text:span><text:span text:style-name="T461">foobar</text:span><text:span text:style-name="T462"><text:s/>file's group to<text:s/></text:span><text:span text:style-name="T463">penguins</text:span><text:span text:style-name="T464">, you could use<text:s/></text:span><text:span text:style-name="T465">either</text:span><text:span text:style-name="T466"><text:s/></text:span><text:span text:style-name="T467">chgrp</text:span><text:span text:style-name="T468"><text:s/>or<text:s/></text:span><text:span text:style-name="T469">chown</text:span><text:span text:style-name="T470"><text:s/>with special syntax:<text:s/></text:span></text:p>
      <text:p text:style-name="P471">user@host:/home/user$ sudo chgrp penguins foobar</text:p>
      <text:p text:style-name="P472">user@host:/home/user$ sudo chown :penguins foobar</text:p>
      <text:p text:style-name="P473"><text:span text:style-name="T474">Finally, to change the<text:s/></text:span><text:span text:style-name="T475">foobar</text:span><text:span text:style-name="T476"><text:s/>file's owner to<text:s/></text:span><text:span text:style-name="T477">tux</text:span><text:span text:style-name="T478"><text:s/>and the group to<text:s/></text:span><text:span text:style-name="T479">penguins</text:span><text:span text:style-name="T480"><text:s/>with a single command, the syntax would be:<text:s/></text:span></text:p>
      <text:p text:style-name="P481">user@host:/home/user$ sudo chown tux:penguins foobar</text:p>
      <text:p text:style-name="P482"><text:span text:style-name="T483"><draw:frame draw:style-name="a1" draw:name="Picture 2" text:anchor-type="as-char" svg:x="0in" svg:y="0in" svg:width="0.16667in" svg:height="0.16667in" style:rel-width="scale" style:rel-height="scale"><draw:image xlink:href="media/image1.png" xlink:type="simple" xlink:show="embed" xlink:actuate="onLoad"/><svg:title/><svg:desc>Description: Info &lt;!&gt;</svg:desc></draw:frame></text:span><text:span text:style-name="T484">Note that, by default, you must</text:span><text:span text:style-name="T485"><text:s/>use<text:s/></text:span><text:span text:style-name="T486">sudo</text:span><text:span text:style-name="T487"><text:s/>to change a file's owner or group.<text:s/></text:span></text:p>
      <text:h text:style-name="Heading2" text:outline-level="2"/>
      <text:h text:style-name="Heading2" text:outline-level="2">About chgrp</text:h>
      <text:h text:style-name="Heading2" text:outline-level="2"><text:span text:style-name="T488">Changes<text:s/></text:span><text:a xlink:href="https://www.computerhope.com/jargon/g/group.htm" office:target-frame-name="_top" xlink:show="replace"><text:span text:style-name="T489">group</text:span></text:a><text:span text:style-name="T490"><text:s/></text:span><text:a xlink:href="https://www.computerhope.com/jargon/o/owner.htm" office:target-frame-name="_top" xlink:show="replace"><text:span text:style-name="T491">ownership</text:span></text:a><text:span text:style-name="T492"><text:s/>of a file or files. Change the group of each FILE to GROUP. With --reference, change the group of each FILE to that of RFILE.</text:span></text:h>
      <text:h text:style-name="P493" text:outline-level="2">chgrp syntax</text:h>
      <text:p text:style-name="P494"><text:span text:style-name="T495">chgrp [</text:span><text:span text:style-name="T496">OPTION</text:span><text:span text:style-name="T497">]...<text:s/></text:span><text:span text:style-name="T498">GROUP</text:span><text:span text:style-name="T499"><text:s/></text:span><text:span text:style-name="T500">FILE</text:span><text:span text:style-name="T501">...</text:span></text:p>
      <text:p text:style-name="P502"><text:span text:style-name="T503">chgrp [</text:span><text:span text:style-name="T504">OPTION</text:span><text:span text:style-name="T505">]... --reference=</text:span><text:span text:style-name="T506">RFILE</text:span><text:span text:style-name="T507"><text:s/></text:span><text:span text:style-name="T508">FILE</text:span><text:span text:style-name="T509">...</text:span></text:p>
      <text:p text:style-name="P510"/>
      <text:p text:style-name="P511">Volume Permissions with umask</text:p>
      <text:p text:style-name="P512"><text:span text:style-name="T513">This section has been moved to:<text:s/></text:span><text:a xlink:href="https://help.ubuntu.com/community/Fstab#Options" office:target-frame-name="_top" xlink:show="replace"><text:span text:style-name="T514">Fstab#Options</text:span></text:a><text:span text:style-name="T515"><text:s/></text:span></text:p>
      <text:p text:style-name="P516">ACL (Access Control List)</text:p>
      <text:p text:style-name="P517"><text:span text:style-name="T518">Posix ACLs are a way of achieving a finer</text:span><text:span text:style-name="T519"><text:s/>granularity of permissions than is possible with the standard Unix file permissions. See the full page on ACLs<text:s/></text:span><text:a xlink:href="https://help.ubuntu.com/community/FilePermissionsACLs" office:target-frame-name="_top" xlink:show="replace"><text:span text:style-name="T520">FilePermissionsACLs</text:span></text:a><text:span text:style-name="T521"><text:s/></text:span></text:p>
      <text:p text:style-name="P522">Setting up ACL</text:p>
      <text:list text:style-name="LFO2" text:continue-numbering="true">
        <text:list-item>
          <text:p text:style-name="P523">Install the acl package:<text:s/></text:p>
        </text:list-item>
      </text:list>
      <text:p text:style-name="P524"><text:span text:style-name="T525"><text:tab/></text:span><text:span text:style-name="T526"># sudo<text:s/></text:span><text:span text:style-name="T527">apt-get install acl</text:span></text:p>
      <text:list text:style-name="LFO3" text:continue-numbering="true">
        <text:list-item>
          <text:p text:style-name="P528"><text:span text:style-name="T529">Edit<text:s/></text:span><text:span text:style-name="T530">/etc/fstab</text:span><text:span text:style-name="T531"><text:s/>and add option<text:s/></text:span><text:span text:style-name="T532">acl</text:span><text:span text:style-name="T533"><text:s/>to partition(s) on which you want to enable ACL. For example:<text:s/></text:span></text:p>
        </text:list-item>
      </text:list>
      <text:p text:style-name="P534">...</text:p>
      <text:p text:style-name="P535">UUID=d027a8eb-e234-1c9f-aef1-43a7dd9a2345 /home <text:s text:c="3"/>ext4 <text:s text:c="2"/>defaults,acl <text:s text:c="2"/>0 <text:s text:c="2"/>2</text:p>
      <text:p text:style-name="P536">...</text:p>
      <text:list text:style-name="LFO4" text:continue-numbering="true">
        <text:list-item>
          <text:p text:style-name="P537">Remount partition(s) on which you want to enable<text:s/>ACL. For example:<text:s/></text:p>
        </text:list-item>
      </text:list>
      <text:p text:style-name="P538"><text:tab/># sudo mount -o remount /home</text:p>
      <text:list text:style-name="LFO5" text:continue-numbering="true">
        <text:list-item>
          <text:p text:style-name="P539"><text:span text:style-name="T540">Verify<text:s/></text:span><text:span text:style-name="T541">acl</text:span><text:span text:style-name="T542"><text:s/>is enabled on the partition(s):<text:s/></text:span></text:p>
        </text:list-item>
      </text:list>
      <text:p text:style-name="P543"><text:tab/># mount | grep acl</text:p>
      <text:p text:style-name="P544"><text:span text:style-name="T545">The commands,<text:s/></text:span><text:span text:style-name="T546">setfacl</text:span><text:span text:style-name="T547"><text:s/>and<text:s/></text:span><text:span text:style-name="T548">getfacl</text:span><text:span text:style-name="T549">, set and read ACLs on files and directories.<text:s/></text:span></text:p>
      <text:p text:style-name="P550">Example Usage</text:p>
      <text:p text:style-name="P551"><text:span text:style-name="T552">This is a simple example for use with a Samba<text:s/></text:span><text:span text:style-name="T553">share to ensure that any files or sub-directories created could also be modified by any Samba user.<text:s/></text:span></text:p>
      <text:list text:style-name="LFO6" text:continue-numbering="true">
        <text:list-item>
          <text:p text:style-name="P554">Create a directory with full permission:<text:s/></text:p>
        </text:list-item>
      </text:list>
      <text:p text:style-name="P555"><text:tab/># mkdir shared_dir</text:p>
      <text:p text:style-name="P556"><text:tab/># chmod 777 shared_dir</text:p>
      <text:list text:style-name="LFO7" text:continue-numbering="true">
        <text:list-item>
          <text:p text:style-name="P557"><text:span text:style-name="T558">Set the<text:s/></text:span><text:span text:style-name="T559">default</text:span><text:span text:style-name="T560"><text:s/>ACL with '-d' and modify with '-m' the permissions fo</text:span><text:span text:style-name="T561">r samba<text:s/></text:span><text:span text:style-name="T562">nobody</text:span><text:span text:style-name="T563"><text:s/>user<text:s/></text:span><text:span text:style-name="T564">nogroup</text:span><text:span text:style-name="T565"><text:s/>group which will apply to all newly created file/directories.<text:s/></text:span></text:p>
        </text:list-item>
      </text:list>
      <text:p text:style-name="P566"><text:span text:style-name="T567"><text:tab/></text:span><text:span text:style-name="T568"># setfacl -d -m u:nobody:rwx,g:nogroup:rwx,o::r-x shared_dir</text:span></text:p>
      <text:p text:style-name="P569"><text:soft-page-break/>File removal</text:p>
      <text:p text:style-name="P570">To remove a file you cannot delete use<text:s/></text:p>
      <text:p text:style-name="P571"><text:span text:style-name="T572"># sudo rm -rf filename</text:span></text:p>
      <text:p text:style-name="P573">where filename is the<text:s/>name and path of the file to delete.<text:s/></text:p>
      <text:p text:style-name="P574"><text:span text:style-name="T575">Nota bene:</text:span><text:span text:style-name="T576"><text:s/>Be very careful when using the command<text:s/></text:span><text:span text:style-name="T577">rm</text:span><text:span text:style-name="T578"><text:s/>with the<text:s/></text:span><text:span text:style-name="T579">-rf</text:span><text:span text:style-name="T580"><text:s/>option since<text:s/></text:span><text:span text:style-name="T581">-r</text:span><text:span text:style-name="T582"><text:s/>makes the file removal recursive (meaning it will remove files inside of folders) and<text:s/></text:span><text:span text:style-name="T583">-f</text:span><text:span text:style-name="T584"><text:s/>will force the removal even for files which<text:s/></text:span><text:span text:style-name="T585">aren't writable. To play it safe, please consider typing in the absolute path to the file<text:s/></text:span></text:p>
      <text:p text:style-name="P586"># sudo rm -rf /path/to/file/filename</text:p>
      <text:p text:style-name="P587"><text:span text:style-name="T588">to prevent any mishaps that can/will occur. It takes longer to type but you can't put a price on peace of mind. See the<text:s/></text:span><text:span text:style-name="T589">rm</text:span><text:span text:style-name="T590"><text:s/>man p</text:span><text:span text:style-name="T591">age for details.<text:s/></text:span></text:p>
      <text:p text:style-name="P592"/>
      <text:p text:style-name="P593">Sticky Bit</text:p>
      <text:p text:style-name="P594"><text:span text:style-name="_tgc">A<text:s/></text:span><text:span text:style-name="T595">sticky bit</text:span><text:span text:style-name="_tgc"><text:s/>is a permission<text:s/></text:span><text:span text:style-name="T596">bit</text:span><text:span text:style-name="_tgc"><text:s/>that is<text:s/></text:span><text:span text:style-name="T597">set on a directory</text:span><text:span text:style-name="_tgc"><text:s/>that allows only the owner of the file within that directory, the owner of the directory or the root user to delete or rename the file. No other user has the needed p</text:span><text:span text:style-name="_tgc">rivileges to delete the file created by some other user</text:span><text:span text:style-name="T598">.<text:s/></text:span><text:span text:style-name="T599">Once we apply the sticky bit on the Directories, then Only the Owner of the file can Modify the file irrespective of the Actual Permision of the File</text:span></text:p>
      <text:p text:style-name="P600"/>
      <text:p text:style-name="P601">#useradd vinita</text:p>
      <text:p text:style-name="P602">#passwd –d vinita</text:p>
      <text:p text:style-name="P603">#useradd<text:s/>nikita</text:p>
      <text:p text:style-name="P604">#passwd –d nikita</text:p>
      <text:p text:style-name="P605"/>
      <text:p text:style-name="P606">Login to root or any User :-</text:p>
      <text:p text:style-name="P607">#mkdir /example<text:s/></text:p>
      <text:p text:style-name="P608">#chmod 777 /example</text:p>
      <text:p text:style-name="P609">#ls –ld /example<text:s/></text:p>
      <text:p text:style-name="P610"/>
      <text:p text:style-name="P611">Login to Nikita :-</text:p>
      <text:p text:style-name="P612">#cd /example</text:p>
      <text:p text:style-name="P613">#cat &gt;<text:s/>nikita_file</text:p>
      <text:p text:style-name="P614">This is the file of nikita</text:p>
      <text:p text:style-name="P615">#ls –l<text:s/></text:p>
      <text:p text:style-name="HTMLPreformatted"/>
      <text:p text:style-name="P616">Login to vanita :-<text:s/></text:p>
      <text:p text:style-name="P617">#cd /example</text:p>
      <text:p text:style-name="P618">#cat &gt; vinita_file</text:p>
      <text:p text:style-name="P619">This is file of Vinita</text:p>
      <text:p text:style-name="P620">#ls –ld<text:s/></text:p>
      <text:p text:style-name="HTMLPreformatted"/>
      <text:p text:style-name="P621"># rm –rf nikita_file</text:p>
      <text:p text:style-name="P622">Vanita have access to Delete Nikitas Files.</text:p>
      <text:p text:style-name="P623"/>
      <text:p text:style-name="P624">Now, login to Owner of file and apply Stick bit :-</text:p>
      <text:p text:style-name="P625">#chmod o+t /example <text:s text:c="2"/>or <text:s text:c="2"/># chmod 1777 /example</text:p>
      <text:p text:style-name="P626">#ls –ld /example<text:s/></text:p>
      <text:p text:style-name="P627"/>
      <text:p text:style-name="P628"><text:span text:style-name="T629">Sticky bit is defined by t options. As you can see in output other have t bit set in their filed.<text:s/></text:span><text:span text:style-name="T630">Now only owner of file and root user can delete file in this folder.<text:s/></text:span><text:span text:style-name="T631">To verify switch Vini</text:span><text:span text:style-name="T632">ta user again and try to delete the files of nikita. This time it will not success this time.</text:span></text:p>
      <text:p text:style-name="P633">To remove sticky bit use minus sign.</text:p>
      <text:p text:style-name="P634"/>
      <text:p text:style-name="P635">#chmod o-t /example or<text:s/></text:p>
      <text:p text:style-name="NoSpacing"><text:span text:style-name="T636"><text:s/></text:span><text:span text:style-name="T637"># chmod 1774 /example</text:span></text:p>
      <text:p text:style-name="P63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z-TopofForm" style:display-name="z-Top of Form" style:family="paragraph" style:parent-style-name="Normal" style:next-style-name="Normal">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z-BottomofForm" style:display-name="z-Bottom of Form" style:family="paragraph" style:parent-style-name="Normal" style:next-style-name="Normal">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BottomofFormChar" style:display-name="z-Bottom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Emphasis" style:display-name="Emphasis" style:family="text" style:parent-style-name="DefaultParagraphFont">
      <style:text-properties fo:font-style="italic" style:font-style-asian="italic" style:font-style-complex="italic"/>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info" style:display-name="info"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_tgc" style:display-name="_tgc" style:family="text" style:parent-style-name="DefaultParagraphFont"/>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ab" style:display-name="ta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3125in" fo:margin-left="0.7875in" fo:margin-bottom="0.43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09:15:00Z</dc:date>
    <meta:template xlink:href="Normal" xlink:type="simple"/>
    <meta:editing-cycles>32</meta:editing-cycles>
    <meta:editing-duration>PT1380S</meta:editing-duration>
    <meta:user-defined meta:name="Info 1"/>
    <meta:user-defined meta:name="Info 2"/>
    <meta:user-defined meta:name="Info 3"/>
    <meta:user-defined meta:name="Info 4"/>
    <meta:document-statistic meta:page-count="8" meta:paragraph-count="26" meta:word-count="1985" meta:character-count="13275" meta:row-count="94" meta:non-whitespace-character-count="11316"/>
  </office:meta>
</office:document-meta>
</file>